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7.848in"/>
    </style:style>
    <style:style style:name="co2" style:family="table-column">
      <style:table-column-properties fo:break-before="auto" style:column-width="3.5272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5756in"/>
    </style:style>
    <style:style style:name="co6" style:family="table-column">
      <style:table-column-properties fo:break-before="auto" style:column-width="1.9083in"/>
    </style:style>
    <style:style style:name="co7" style:family="table-column">
      <style:table-column-properties fo:break-before="auto" style:column-width="2.540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3.0126in"/>
    </style:style>
    <style:style style:name="co10" style:family="table-column">
      <style:table-column-properties fo:break-before="auto" style:column-width="4.728in"/>
    </style:style>
    <style:style style:name="co11" style:family="table-column">
      <style:table-column-properties fo:break-before="auto" style:column-width="2.9047in"/>
    </style:style>
    <style:style style:name="co12" style:family="table-column">
      <style:table-column-properties fo:break-before="auto" style:column-width="2.0366in"/>
    </style:style>
    <style:style style:name="co13" style:family="table-column">
      <style:table-column-properties fo:break-before="auto" style:column-width="1.4689in"/>
    </style:style>
    <style:style style:name="co14" style:family="table-column">
      <style:table-column-properties fo:break-before="auto" style:column-width="1.511in"/>
    </style:style>
    <style:style style:name="co15" style:family="table-column">
      <style:table-column-properties fo:break-before="auto" style:column-width="1.7791in"/>
    </style:style>
    <style:style style:name="co16" style:family="table-column">
      <style:table-column-properties fo:break-before="auto" style:column-width="2.4335in"/>
    </style:style>
    <style:style style:name="co17" style:family="table-column">
      <style:table-column-properties fo:break-before="auto" style:column-width="1.3075in"/>
    </style:style>
    <style:style style:name="co18" style:family="table-column">
      <style:table-column-properties fo:break-before="auto" style:column-width="2.3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value-type" style:repeat-content="false"/>
      <style:paragraph-properties fo:margin-left="0in"/>
    </style:style>
    <style:style style:name="ce10" style:family="table-cell" style:parent-style-name="Default" style:data-style-name="N122"/>
    <style:style style:name="ce6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OM is defined in two sheets, PartIndex and SchematicIndex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PartIndex contains 1 entry per unique part, identified by Part Xref colu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maticIndex contains 1 entry per schematic component and is hopefully useful for assemb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maticIndex also contains additional notes about the part usage in case substitutions have to be m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‘BOM’ sheet gives the overall quantity of unique parts needed and total cos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nless otherwise specified, components should use standard parameters given below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Standard resistor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% toler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16th watt power li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V minimum rating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Standard ceramic capacitor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5R or X7R com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V minimum rating</text:p>
          </table:table-cell>
          <table:table-cell table:number-columns-repeated="2"/>
        </table:table-row>
      </table:table>
      <table:table table:name="SchematicIndex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Schematic Ref</text:p>
          </table:table-cell>
          <table:table-cell table:style-name="ce3" office:value-type="string" calcext:value-type="string">
            <text:p>Part Xref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LCSC Part#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table:style-name="ce9" office:value-type="string" calcext:value-type="string">
            <text:p>C_22_uF</text:p>
          </table:table-cell>
          <table:table-cell table:formula="of:=IF(ISBLANK(VLOOKUP([.$B2];PartIndex;2;0));VLOOKUP([.$B2];PartIndex;5;0);VLOOKUP([.$B2];PartIndex;2;0))" office:value-type="string" office:string-value="22 µF" calcext:value-type="string">
            <text:p>22 µF</text:p>
          </table:table-cell>
          <table:table-cell table:formula="of:=VLOOKUP([.$B2];PartIndex;3;0)" office:value-type="string" office:string-value="Capacitor" calcext:value-type="string">
            <text:p>Capacitor</text:p>
          </table:table-cell>
          <table:table-cell table:formula="of:=VLOOKUP([.$B2];PartIndex;6;0)" office:value-type="string" office:string-value="C86816" calcext:value-type="string">
            <text:p>C86816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table:style-name="ce9" office:value-type="string" calcext:value-type="string">
            <text:p>C_22_uF</text:p>
          </table:table-cell>
          <table:table-cell table:formula="of:=IF(ISBLANK(VLOOKUP([.$B3];PartIndex;2;0));VLOOKUP([.$B3];PartIndex;5;0);VLOOKUP([.$B3];PartIndex;2;0))" office:value-type="string" office:string-value="22 µF" calcext:value-type="string">
            <text:p>22 µF</text:p>
          </table:table-cell>
          <table:table-cell table:formula="of:=VLOOKUP([.$B3];PartIndex;3;0)" office:value-type="string" office:string-value="Capacitor" calcext:value-type="string">
            <text:p>Capacitor</text:p>
          </table:table-cell>
          <table:table-cell table:formula="of:=VLOOKUP([.$B3];PartIndex;6;0)" office:value-type="string" office:string-value="C86816" calcext:value-type="string">
            <text:p>C86816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table:style-name="ce9" office:value-type="string" calcext:value-type="string">
            <text:p>C_22_uF</text:p>
          </table:table-cell>
          <table:table-cell table:formula="of:=IF(ISBLANK(VLOOKUP([.$B4];PartIndex;2;0));VLOOKUP([.$B4];PartIndex;5;0);VLOOKUP([.$B4];PartIndex;2;0))" office:value-type="string" office:string-value="22 µF" calcext:value-type="string">
            <text:p>22 µF</text:p>
          </table:table-cell>
          <table:table-cell table:formula="of:=VLOOKUP([.$B4];PartIndex;3;0)" office:value-type="string" office:string-value="Capacitor" calcext:value-type="string">
            <text:p>Capacitor</text:p>
          </table:table-cell>
          <table:table-cell table:formula="of:=VLOOKUP([.$B4];PartIndex;6;0)" office:value-type="string" office:string-value="C86816" calcext:value-type="string">
            <text:p>C86816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table:style-name="ce9" office:value-type="string" calcext:value-type="string">
            <text:p>C_22_uF</text:p>
          </table:table-cell>
          <table:table-cell table:formula="of:=IF(ISBLANK(VLOOKUP([.$B5];PartIndex;2;0));VLOOKUP([.$B5];PartIndex;5;0);VLOOKUP([.$B5];PartIndex;2;0))" office:value-type="string" office:string-value="22 µF" calcext:value-type="string">
            <text:p>22 µF</text:p>
          </table:table-cell>
          <table:table-cell table:formula="of:=VLOOKUP([.$B5];PartIndex;3;0)" office:value-type="string" office:string-value="Capacitor" calcext:value-type="string">
            <text:p>Capacitor</text:p>
          </table:table-cell>
          <table:table-cell table:formula="of:=VLOOKUP([.$B5];PartIndex;6;0)" office:value-type="string" office:string-value="C86816" calcext:value-type="string">
            <text:p>C86816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</text:p>
          </table:table-cell>
          <table:table-cell table:style-name="ce9" office:value-type="string" calcext:value-type="string">
            <text:p>C_4_7_uF</text:p>
          </table:table-cell>
          <table:table-cell table:formula="of:=IF(ISBLANK(VLOOKUP([.$B6];PartIndex;2;0));VLOOKUP([.$B6];PartIndex;5;0);VLOOKUP([.$B6];PartIndex;2;0))" office:value-type="string" office:string-value="4.7 µF" calcext:value-type="string">
            <text:p>4.7 µF</text:p>
          </table:table-cell>
          <table:table-cell table:formula="of:=VLOOKUP([.$B6];PartIndex;3;0)" office:value-type="string" office:string-value="Capacitor" calcext:value-type="string">
            <text:p>Capacitor</text:p>
          </table:table-cell>
          <table:table-cell table:formula="of:=VLOOKUP([.$B6];PartIndex;6;0)" office:value-type="string" office:string-value="C69335" calcext:value-type="string">
            <text:p>C69335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</text:p>
          </table:table-cell>
          <table:table-cell table:style-name="ce9" office:value-type="string" calcext:value-type="string">
            <text:p>C_1_uF</text:p>
          </table:table-cell>
          <table:table-cell table:formula="of:=IF(ISBLANK(VLOOKUP([.$B7];PartIndex;2;0));VLOOKUP([.$B7];PartIndex;5;0);VLOOKUP([.$B7];PartIndex;2;0))" office:value-type="string" office:string-value="1 µF" calcext:value-type="string">
            <text:p>1 µF</text:p>
          </table:table-cell>
          <table:table-cell table:formula="of:=VLOOKUP([.$B7];PartIndex;3;0)" office:value-type="string" office:string-value="Capacitor" calcext:value-type="string">
            <text:p>Capacitor</text:p>
          </table:table-cell>
          <table:table-cell table:formula="of:=VLOOKUP([.$B7];PartIndex;6;0)" office:value-type="string" office:string-value="C52923" calcext:value-type="string">
            <text:p>C52923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</text:p>
          </table:table-cell>
          <table:table-cell table:style-name="ce9" office:value-type="string" calcext:value-type="string">
            <text:p>C_1_uF</text:p>
          </table:table-cell>
          <table:table-cell table:formula="of:=IF(ISBLANK(VLOOKUP([.$B8];PartIndex;2;0));VLOOKUP([.$B8];PartIndex;5;0);VLOOKUP([.$B8];PartIndex;2;0))" office:value-type="string" office:string-value="1 µF" calcext:value-type="string">
            <text:p>1 µF</text:p>
          </table:table-cell>
          <table:table-cell table:formula="of:=VLOOKUP([.$B8];PartIndex;3;0)" office:value-type="string" office:string-value="Capacitor" calcext:value-type="string">
            <text:p>Capacitor</text:p>
          </table:table-cell>
          <table:table-cell table:formula="of:=VLOOKUP([.$B8];PartIndex;6;0)" office:value-type="string" office:string-value="C52923" calcext:value-type="string">
            <text:p>C52923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</text:p>
          </table:table-cell>
          <table:table-cell table:style-name="ce9" office:value-type="string" calcext:value-type="string">
            <text:p>C_4_7_uF</text:p>
          </table:table-cell>
          <table:table-cell table:formula="of:=IF(ISBLANK(VLOOKUP([.$B9];PartIndex;2;0));VLOOKUP([.$B9];PartIndex;5;0);VLOOKUP([.$B9];PartIndex;2;0))" office:value-type="string" office:string-value="4.7 µF" calcext:value-type="string">
            <text:p>4.7 µF</text:p>
          </table:table-cell>
          <table:table-cell table:formula="of:=VLOOKUP([.$B9];PartIndex;3;0)" office:value-type="string" office:string-value="Capacitor" calcext:value-type="string">
            <text:p>Capacitor</text:p>
          </table:table-cell>
          <table:table-cell table:formula="of:=VLOOKUP([.$B9];PartIndex;6;0)" office:value-type="string" office:string-value="C69335" calcext:value-type="string">
            <text:p>C69335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C_100_nF</text:p>
          </table:table-cell>
          <table:table-cell table:formula="of:=IF(ISBLANK(VLOOKUP([.$B10];PartIndex;2;0));VLOOKUP([.$B10];PartIndex;5;0);VLOOKUP([.$B10];PartIndex;2;0))" office:value-type="string" office:string-value="100 nF" calcext:value-type="string">
            <text:p>100 nF</text:p>
          </table:table-cell>
          <table:table-cell table:formula="of:=VLOOKUP([.$B10];PartIndex;3;0)" office:value-type="string" office:string-value="Capacitor" calcext:value-type="string">
            <text:p>Capacitor</text:p>
          </table:table-cell>
          <table:table-cell table:formula="of:=VLOOKUP([.$B10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C_100_nF</text:p>
          </table:table-cell>
          <table:table-cell table:formula="of:=IF(ISBLANK(VLOOKUP([.$B11];PartIndex;2;0));VLOOKUP([.$B11];PartIndex;5;0);VLOOKUP([.$B11];PartIndex;2;0))" office:value-type="string" office:string-value="100 nF" calcext:value-type="string">
            <text:p>100 nF</text:p>
          </table:table-cell>
          <table:table-cell table:formula="of:=VLOOKUP([.$B11];PartIndex;3;0)" office:value-type="string" office:string-value="Capacitor" calcext:value-type="string">
            <text:p>Capacitor</text:p>
          </table:table-cell>
          <table:table-cell table:formula="of:=VLOOKUP([.$B11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C_100_nF</text:p>
          </table:table-cell>
          <table:table-cell table:formula="of:=IF(ISBLANK(VLOOKUP([.$B12];PartIndex;2;0));VLOOKUP([.$B12];PartIndex;5;0);VLOOKUP([.$B12];PartIndex;2;0))" office:value-type="string" office:string-value="100 nF" calcext:value-type="string">
            <text:p>100 nF</text:p>
          </table:table-cell>
          <table:table-cell table:formula="of:=VLOOKUP([.$B12];PartIndex;3;0)" office:value-type="string" office:string-value="Capacitor" calcext:value-type="string">
            <text:p>Capacitor</text:p>
          </table:table-cell>
          <table:table-cell table:formula="of:=VLOOKUP([.$B12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C_1_uF</text:p>
          </table:table-cell>
          <table:table-cell table:formula="of:=IF(ISBLANK(VLOOKUP([.$B13];PartIndex;2;0));VLOOKUP([.$B13];PartIndex;5;0);VLOOKUP([.$B13];PartIndex;2;0))" office:value-type="string" office:string-value="1 µF" calcext:value-type="string">
            <text:p>1 µF</text:p>
          </table:table-cell>
          <table:table-cell table:formula="of:=VLOOKUP([.$B13];PartIndex;3;0)" office:value-type="string" office:string-value="Capacitor" calcext:value-type="string">
            <text:p>Capacitor</text:p>
          </table:table-cell>
          <table:table-cell table:formula="of:=VLOOKUP([.$B13];PartIndex;6;0)" office:value-type="string" office:string-value="C52923" calcext:value-type="string">
            <text:p>C52923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C_100_nF</text:p>
          </table:table-cell>
          <table:table-cell table:formula="of:=IF(ISBLANK(VLOOKUP([.$B14];PartIndex;2;0));VLOOKUP([.$B14];PartIndex;5;0);VLOOKUP([.$B14];PartIndex;2;0))" office:value-type="string" office:string-value="100 nF" calcext:value-type="string">
            <text:p>100 nF</text:p>
          </table:table-cell>
          <table:table-cell table:formula="of:=VLOOKUP([.$B14];PartIndex;3;0)" office:value-type="string" office:string-value="Capacitor" calcext:value-type="string">
            <text:p>Capacitor</text:p>
          </table:table-cell>
          <table:table-cell table:formula="of:=VLOOKUP([.$B14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C_100_nF</text:p>
          </table:table-cell>
          <table:table-cell table:formula="of:=IF(ISBLANK(VLOOKUP([.$B15];PartIndex;2;0));VLOOKUP([.$B15];PartIndex;5;0);VLOOKUP([.$B15];PartIndex;2;0))" office:value-type="string" office:string-value="100 nF" calcext:value-type="string">
            <text:p>100 nF</text:p>
          </table:table-cell>
          <table:table-cell table:formula="of:=VLOOKUP([.$B15];PartIndex;3;0)" office:value-type="string" office:string-value="Capacitor" calcext:value-type="string">
            <text:p>Capacitor</text:p>
          </table:table-cell>
          <table:table-cell table:formula="of:=VLOOKUP([.$B15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C_100_nF</text:p>
          </table:table-cell>
          <table:table-cell table:formula="of:=IF(ISBLANK(VLOOKUP([.$B16];PartIndex;2;0));VLOOKUP([.$B16];PartIndex;5;0);VLOOKUP([.$B16];PartIndex;2;0))" office:value-type="string" office:string-value="100 nF" calcext:value-type="string">
            <text:p>100 nF</text:p>
          </table:table-cell>
          <table:table-cell table:formula="of:=VLOOKUP([.$B16];PartIndex;3;0)" office:value-type="string" office:string-value="Capacitor" calcext:value-type="string">
            <text:p>Capacitor</text:p>
          </table:table-cell>
          <table:table-cell table:formula="of:=VLOOKUP([.$B16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C_100_nF</text:p>
          </table:table-cell>
          <table:table-cell table:formula="of:=IF(ISBLANK(VLOOKUP([.$B17];PartIndex;2;0));VLOOKUP([.$B17];PartIndex;5;0);VLOOKUP([.$B17];PartIndex;2;0))" office:value-type="string" office:string-value="100 nF" calcext:value-type="string">
            <text:p>100 nF</text:p>
          </table:table-cell>
          <table:table-cell table:formula="of:=VLOOKUP([.$B17];PartIndex;3;0)" office:value-type="string" office:string-value="Capacitor" calcext:value-type="string">
            <text:p>Capacitor</text:p>
          </table:table-cell>
          <table:table-cell table:formula="of:=VLOOKUP([.$B17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C_100_nF</text:p>
          </table:table-cell>
          <table:table-cell table:formula="of:=IF(ISBLANK(VLOOKUP([.$B18];PartIndex;2;0));VLOOKUP([.$B18];PartIndex;5;0);VLOOKUP([.$B18];PartIndex;2;0))" office:value-type="string" office:string-value="100 nF" calcext:value-type="string">
            <text:p>100 nF</text:p>
          </table:table-cell>
          <table:table-cell table:formula="of:=VLOOKUP([.$B18];PartIndex;3;0)" office:value-type="string" office:string-value="Capacitor" calcext:value-type="string">
            <text:p>Capacitor</text:p>
          </table:table-cell>
          <table:table-cell table:formula="of:=VLOOKUP([.$B18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C_100_nF</text:p>
          </table:table-cell>
          <table:table-cell table:formula="of:=IF(ISBLANK(VLOOKUP([.$B19];PartIndex;2;0));VLOOKUP([.$B19];PartIndex;5;0);VLOOKUP([.$B19];PartIndex;2;0))" office:value-type="string" office:string-value="100 nF" calcext:value-type="string">
            <text:p>100 nF</text:p>
          </table:table-cell>
          <table:table-cell table:formula="of:=VLOOKUP([.$B19];PartIndex;3;0)" office:value-type="string" office:string-value="Capacitor" calcext:value-type="string">
            <text:p>Capacitor</text:p>
          </table:table-cell>
          <table:table-cell table:formula="of:=VLOOKUP([.$B19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C_100_nF</text:p>
          </table:table-cell>
          <table:table-cell table:formula="of:=IF(ISBLANK(VLOOKUP([.$B20];PartIndex;2;0));VLOOKUP([.$B20];PartIndex;5;0);VLOOKUP([.$B20];PartIndex;2;0))" office:value-type="string" office:string-value="100 nF" calcext:value-type="string">
            <text:p>100 nF</text:p>
          </table:table-cell>
          <table:table-cell table:formula="of:=VLOOKUP([.$B20];PartIndex;3;0)" office:value-type="string" office:string-value="Capacitor" calcext:value-type="string">
            <text:p>Capacitor</text:p>
          </table:table-cell>
          <table:table-cell table:formula="of:=VLOOKUP([.$B20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C_1_uF</text:p>
          </table:table-cell>
          <table:table-cell table:formula="of:=IF(ISBLANK(VLOOKUP([.$B21];PartIndex;2;0));VLOOKUP([.$B21];PartIndex;5;0);VLOOKUP([.$B21];PartIndex;2;0))" office:value-type="string" office:string-value="1 µF" calcext:value-type="string">
            <text:p>1 µF</text:p>
          </table:table-cell>
          <table:table-cell table:formula="of:=VLOOKUP([.$B21];PartIndex;3;0)" office:value-type="string" office:string-value="Capacitor" calcext:value-type="string">
            <text:p>Capacitor</text:p>
          </table:table-cell>
          <table:table-cell table:formula="of:=VLOOKUP([.$B21];PartIndex;6;0)" office:value-type="string" office:string-value="C52923" calcext:value-type="string">
            <text:p>C52923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C_100_nF</text:p>
          </table:table-cell>
          <table:table-cell table:formula="of:=IF(ISBLANK(VLOOKUP([.$B22];PartIndex;2;0));VLOOKUP([.$B22];PartIndex;5;0);VLOOKUP([.$B22];PartIndex;2;0))" office:value-type="string" office:string-value="100 nF" calcext:value-type="string">
            <text:p>100 nF</text:p>
          </table:table-cell>
          <table:table-cell table:formula="of:=VLOOKUP([.$B22];PartIndex;3;0)" office:value-type="string" office:string-value="Capacitor" calcext:value-type="string">
            <text:p>Capacitor</text:p>
          </table:table-cell>
          <table:table-cell table:formula="of:=VLOOKUP([.$B22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C_100_nF</text:p>
          </table:table-cell>
          <table:table-cell table:formula="of:=IF(ISBLANK(VLOOKUP([.$B23];PartIndex;2;0));VLOOKUP([.$B23];PartIndex;5;0);VLOOKUP([.$B23];PartIndex;2;0))" office:value-type="string" office:string-value="100 nF" calcext:value-type="string">
            <text:p>100 nF</text:p>
          </table:table-cell>
          <table:table-cell table:formula="of:=VLOOKUP([.$B23];PartIndex;3;0)" office:value-type="string" office:string-value="Capacitor" calcext:value-type="string">
            <text:p>Capacitor</text:p>
          </table:table-cell>
          <table:table-cell table:formula="of:=VLOOKUP([.$B23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C_100_nF</text:p>
          </table:table-cell>
          <table:table-cell table:formula="of:=IF(ISBLANK(VLOOKUP([.$B24];PartIndex;2;0));VLOOKUP([.$B24];PartIndex;5;0);VLOOKUP([.$B24];PartIndex;2;0))" office:value-type="string" office:string-value="100 nF" calcext:value-type="string">
            <text:p>100 nF</text:p>
          </table:table-cell>
          <table:table-cell table:formula="of:=VLOOKUP([.$B24];PartIndex;3;0)" office:value-type="string" office:string-value="Capacitor" calcext:value-type="string">
            <text:p>Capacitor</text:p>
          </table:table-cell>
          <table:table-cell table:formula="of:=VLOOKUP([.$B24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C_100_nF</text:p>
          </table:table-cell>
          <table:table-cell table:formula="of:=IF(ISBLANK(VLOOKUP([.$B25];PartIndex;2;0));VLOOKUP([.$B25];PartIndex;5;0);VLOOKUP([.$B25];PartIndex;2;0))" office:value-type="string" office:string-value="100 nF" calcext:value-type="string">
            <text:p>100 nF</text:p>
          </table:table-cell>
          <table:table-cell table:formula="of:=VLOOKUP([.$B25];PartIndex;3;0)" office:value-type="string" office:string-value="Capacitor" calcext:value-type="string">
            <text:p>Capacitor</text:p>
          </table:table-cell>
          <table:table-cell table:formula="of:=VLOOKUP([.$B25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C_100_nF</text:p>
          </table:table-cell>
          <table:table-cell table:formula="of:=IF(ISBLANK(VLOOKUP([.$B26];PartIndex;2;0));VLOOKUP([.$B26];PartIndex;5;0);VLOOKUP([.$B26];PartIndex;2;0))" office:value-type="string" office:string-value="100 nF" calcext:value-type="string">
            <text:p>100 nF</text:p>
          </table:table-cell>
          <table:table-cell table:formula="of:=VLOOKUP([.$B26];PartIndex;3;0)" office:value-type="string" office:string-value="Capacitor" calcext:value-type="string">
            <text:p>Capacitor</text:p>
          </table:table-cell>
          <table:table-cell table:formula="of:=VLOOKUP([.$B26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C_100_nF</text:p>
          </table:table-cell>
          <table:table-cell table:formula="of:=IF(ISBLANK(VLOOKUP([.$B27];PartIndex;2;0));VLOOKUP([.$B27];PartIndex;5;0);VLOOKUP([.$B27];PartIndex;2;0))" office:value-type="string" office:string-value="100 nF" calcext:value-type="string">
            <text:p>100 nF</text:p>
          </table:table-cell>
          <table:table-cell table:formula="of:=VLOOKUP([.$B27];PartIndex;3;0)" office:value-type="string" office:string-value="Capacitor" calcext:value-type="string">
            <text:p>Capacitor</text:p>
          </table:table-cell>
          <table:table-cell table:formula="of:=VLOOKUP([.$B27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C_5_pF_NP0</text:p>
          </table:table-cell>
          <table:table-cell table:formula="of:=IF(ISBLANK(VLOOKUP([.$B28];PartIndex;2;0));VLOOKUP([.$B28];PartIndex;5;0);VLOOKUP([.$B28];PartIndex;2;0))" office:value-type="string" office:string-value="5 pF, NP0" calcext:value-type="string">
            <text:p>5 pF, NP0</text:p>
          </table:table-cell>
          <table:table-cell table:formula="of:=VLOOKUP([.$B28];PartIndex;3;0)" office:value-type="string" office:string-value="Capacitor" calcext:value-type="string">
            <text:p>Capacitor</text:p>
          </table:table-cell>
          <table:table-cell table:formula="of:=VLOOKUP([.$B28];PartIndex;6;0)" office:value-type="string" office:string-value="C161328" calcext:value-type="string">
            <text:p>C161328</text:p>
          </table:table-cell>
          <table:table-cell office:value-type="string" calcext:value-type="string">
            <text:p>Loading capacitor for 12.5 pF low speed crys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C_4_pF_NP0</text:p>
          </table:table-cell>
          <table:table-cell table:formula="of:=IF(ISBLANK(VLOOKUP([.$B29];PartIndex;2;0));VLOOKUP([.$B29];PartIndex;5;0);VLOOKUP([.$B29];PartIndex;2;0))" office:value-type="string" office:string-value="4 pF, NP0" calcext:value-type="string">
            <text:p>4 pF, NP0</text:p>
          </table:table-cell>
          <table:table-cell table:formula="of:=VLOOKUP([.$B29];PartIndex;3;0)" office:value-type="string" office:string-value="Capacitor" calcext:value-type="string">
            <text:p>Capacitor</text:p>
          </table:table-cell>
          <table:table-cell table:formula="of:=VLOOKUP([.$B29];PartIndex;6;0)" office:value-type="string" office:string-value="C541337" calcext:value-type="string">
            <text:p>C541337</text:p>
          </table:table-cell>
          <table:table-cell office:value-type="string" calcext:value-type="string">
            <text:p>Loading capacitor for 12 pF high speed crys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C_4_7_uF</text:p>
          </table:table-cell>
          <table:table-cell table:formula="of:=IF(ISBLANK(VLOOKUP([.$B30];PartIndex;2;0));VLOOKUP([.$B30];PartIndex;5;0);VLOOKUP([.$B30];PartIndex;2;0))" office:value-type="string" office:string-value="4.7 µF" calcext:value-type="string">
            <text:p>4.7 µF</text:p>
          </table:table-cell>
          <table:table-cell table:formula="of:=VLOOKUP([.$B30];PartIndex;3;0)" office:value-type="string" office:string-value="Capacitor" calcext:value-type="string">
            <text:p>Capacitor</text:p>
          </table:table-cell>
          <table:table-cell table:formula="of:=VLOOKUP([.$B30];PartIndex;6;0)" office:value-type="string" office:string-value="C69335" calcext:value-type="string">
            <text:p>C69335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C_5_pF_NP0</text:p>
          </table:table-cell>
          <table:table-cell table:formula="of:=IF(ISBLANK(VLOOKUP([.$B31];PartIndex;2;0));VLOOKUP([.$B31];PartIndex;5;0);VLOOKUP([.$B31];PartIndex;2;0))" office:value-type="string" office:string-value="5 pF, NP0" calcext:value-type="string">
            <text:p>5 pF, NP0</text:p>
          </table:table-cell>
          <table:table-cell table:formula="of:=VLOOKUP([.$B31];PartIndex;3;0)" office:value-type="string" office:string-value="Capacitor" calcext:value-type="string">
            <text:p>Capacitor</text:p>
          </table:table-cell>
          <table:table-cell table:formula="of:=VLOOKUP([.$B31];PartIndex;6;0)" office:value-type="string" office:string-value="C161328" calcext:value-type="string">
            <text:p>C161328</text:p>
          </table:table-cell>
          <table:table-cell office:value-type="string" calcext:value-type="string">
            <text:p>Loading capacitor for 12.5 pF low speed crys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C_4_pF_NP0</text:p>
          </table:table-cell>
          <table:table-cell table:formula="of:=IF(ISBLANK(VLOOKUP([.$B32];PartIndex;2;0));VLOOKUP([.$B32];PartIndex;5;0);VLOOKUP([.$B32];PartIndex;2;0))" office:value-type="string" office:string-value="4 pF, NP0" calcext:value-type="string">
            <text:p>4 pF, NP0</text:p>
          </table:table-cell>
          <table:table-cell table:formula="of:=VLOOKUP([.$B32];PartIndex;3;0)" office:value-type="string" office:string-value="Capacitor" calcext:value-type="string">
            <text:p>Capacitor</text:p>
          </table:table-cell>
          <table:table-cell table:formula="of:=VLOOKUP([.$B32];PartIndex;6;0)" office:value-type="string" office:string-value="C541337" calcext:value-type="string">
            <text:p>C541337</text:p>
          </table:table-cell>
          <table:table-cell office:value-type="string" calcext:value-type="string">
            <text:p>Loading capacitor for 12 pF high speed crys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C_100_nF</text:p>
          </table:table-cell>
          <table:table-cell table:formula="of:=IF(ISBLANK(VLOOKUP([.$B33];PartIndex;2;0));VLOOKUP([.$B33];PartIndex;5;0);VLOOKUP([.$B33];PartIndex;2;0))" office:value-type="string" office:string-value="100 nF" calcext:value-type="string">
            <text:p>100 nF</text:p>
          </table:table-cell>
          <table:table-cell table:formula="of:=VLOOKUP([.$B33];PartIndex;3;0)" office:value-type="string" office:string-value="Capacitor" calcext:value-type="string">
            <text:p>Capacitor</text:p>
          </table:table-cell>
          <table:table-cell table:formula="of:=VLOOKUP([.$B33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C_2_2_uF</text:p>
          </table:table-cell>
          <table:table-cell table:formula="of:=IF(ISBLANK(VLOOKUP([.$B34];PartIndex;2;0));VLOOKUP([.$B34];PartIndex;5;0);VLOOKUP([.$B34];PartIndex;2;0))" office:value-type="string" office:string-value="2.2 µF" calcext:value-type="string">
            <text:p>2.2 µF</text:p>
          </table:table-cell>
          <table:table-cell table:formula="of:=VLOOKUP([.$B34];PartIndex;3;0)" office:value-type="string" office:string-value="Capacitor" calcext:value-type="string">
            <text:p>Capacitor</text:p>
          </table:table-cell>
          <table:table-cell table:formula="of:=VLOOKUP([.$B34];PartIndex;6;0)" office:value-type="string" office:string-value="C57895" calcext:value-type="string">
            <text:p>C57895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C_2_2_uF</text:p>
          </table:table-cell>
          <table:table-cell table:formula="of:=IF(ISBLANK(VLOOKUP([.$B35];PartIndex;2;0));VLOOKUP([.$B35];PartIndex;5;0);VLOOKUP([.$B35];PartIndex;2;0))" office:value-type="string" office:string-value="2.2 µF" calcext:value-type="string">
            <text:p>2.2 µF</text:p>
          </table:table-cell>
          <table:table-cell table:formula="of:=VLOOKUP([.$B35];PartIndex;3;0)" office:value-type="string" office:string-value="Capacitor" calcext:value-type="string">
            <text:p>Capacitor</text:p>
          </table:table-cell>
          <table:table-cell table:formula="of:=VLOOKUP([.$B35];PartIndex;6;0)" office:value-type="string" office:string-value="C57895" calcext:value-type="string">
            <text:p>C57895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C_100_nF</text:p>
          </table:table-cell>
          <table:table-cell table:formula="of:=IF(ISBLANK(VLOOKUP([.$B36];PartIndex;2;0));VLOOKUP([.$B36];PartIndex;5;0);VLOOKUP([.$B36];PartIndex;2;0))" office:value-type="string" office:string-value="100 nF" calcext:value-type="string">
            <text:p>100 nF</text:p>
          </table:table-cell>
          <table:table-cell table:formula="of:=VLOOKUP([.$B36];PartIndex;3;0)" office:value-type="string" office:string-value="Capacitor" calcext:value-type="string">
            <text:p>Capacitor</text:p>
          </table:table-cell>
          <table:table-cell table:formula="of:=VLOOKUP([.$B36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C_100_nF</text:p>
          </table:table-cell>
          <table:table-cell table:formula="of:=IF(ISBLANK(VLOOKUP([.$B37];PartIndex;2;0));VLOOKUP([.$B37];PartIndex;5;0);VLOOKUP([.$B37];PartIndex;2;0))" office:value-type="string" office:string-value="100 nF" calcext:value-type="string">
            <text:p>100 nF</text:p>
          </table:table-cell>
          <table:table-cell table:formula="of:=VLOOKUP([.$B37];PartIndex;3;0)" office:value-type="string" office:string-value="Capacitor" calcext:value-type="string">
            <text:p>Capacitor</text:p>
          </table:table-cell>
          <table:table-cell table:formula="of:=VLOOKUP([.$B37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C_100_nF</text:p>
          </table:table-cell>
          <table:table-cell table:formula="of:=IF(ISBLANK(VLOOKUP([.$B38];PartIndex;2;0));VLOOKUP([.$B38];PartIndex;5;0);VLOOKUP([.$B38];PartIndex;2;0))" office:value-type="string" office:string-value="100 nF" calcext:value-type="string">
            <text:p>100 nF</text:p>
          </table:table-cell>
          <table:table-cell table:formula="of:=VLOOKUP([.$B38];PartIndex;3;0)" office:value-type="string" office:string-value="Capacitor" calcext:value-type="string">
            <text:p>Capacitor</text:p>
          </table:table-cell>
          <table:table-cell table:formula="of:=VLOOKUP([.$B38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C_100_nF</text:p>
          </table:table-cell>
          <table:table-cell table:formula="of:=IF(ISBLANK(VLOOKUP([.$B39];PartIndex;2;0));VLOOKUP([.$B39];PartIndex;5;0);VLOOKUP([.$B39];PartIndex;2;0))" office:value-type="string" office:string-value="100 nF" calcext:value-type="string">
            <text:p>100 nF</text:p>
          </table:table-cell>
          <table:table-cell table:formula="of:=VLOOKUP([.$B39];PartIndex;3;0)" office:value-type="string" office:string-value="Capacitor" calcext:value-type="string">
            <text:p>Capacitor</text:p>
          </table:table-cell>
          <table:table-cell table:formula="of:=VLOOKUP([.$B39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C_100_nF</text:p>
          </table:table-cell>
          <table:table-cell table:formula="of:=IF(ISBLANK(VLOOKUP([.$B40];PartIndex;2;0));VLOOKUP([.$B40];PartIndex;5;0);VLOOKUP([.$B40];PartIndex;2;0))" office:value-type="string" office:string-value="100 nF" calcext:value-type="string">
            <text:p>100 nF</text:p>
          </table:table-cell>
          <table:table-cell table:formula="of:=VLOOKUP([.$B40];PartIndex;3;0)" office:value-type="string" office:string-value="Capacitor" calcext:value-type="string">
            <text:p>Capacitor</text:p>
          </table:table-cell>
          <table:table-cell table:formula="of:=VLOOKUP([.$B40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C_100_nF</text:p>
          </table:table-cell>
          <table:table-cell table:formula="of:=IF(ISBLANK(VLOOKUP([.$B41];PartIndex;2;0));VLOOKUP([.$B41];PartIndex;5;0);VLOOKUP([.$B41];PartIndex;2;0))" office:value-type="string" office:string-value="100 nF" calcext:value-type="string">
            <text:p>100 nF</text:p>
          </table:table-cell>
          <table:table-cell table:formula="of:=VLOOKUP([.$B41];PartIndex;3;0)" office:value-type="string" office:string-value="Capacitor" calcext:value-type="string">
            <text:p>Capacitor</text:p>
          </table:table-cell>
          <table:table-cell table:formula="of:=VLOOKUP([.$B41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C_100_nF</text:p>
          </table:table-cell>
          <table:table-cell table:formula="of:=IF(ISBLANK(VLOOKUP([.$B42];PartIndex;2;0));VLOOKUP([.$B42];PartIndex;5;0);VLOOKUP([.$B42];PartIndex;2;0))" office:value-type="string" office:string-value="100 nF" calcext:value-type="string">
            <text:p>100 nF</text:p>
          </table:table-cell>
          <table:table-cell table:formula="of:=VLOOKUP([.$B42];PartIndex;3;0)" office:value-type="string" office:string-value="Capacitor" calcext:value-type="string">
            <text:p>Capacitor</text:p>
          </table:table-cell>
          <table:table-cell table:formula="of:=VLOOKUP([.$B42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C_100_nF</text:p>
          </table:table-cell>
          <table:table-cell table:formula="of:=IF(ISBLANK(VLOOKUP([.$B43];PartIndex;2;0));VLOOKUP([.$B43];PartIndex;5;0);VLOOKUP([.$B43];PartIndex;2;0))" office:value-type="string" office:string-value="100 nF" calcext:value-type="string">
            <text:p>100 nF</text:p>
          </table:table-cell>
          <table:table-cell table:formula="of:=VLOOKUP([.$B43];PartIndex;3;0)" office:value-type="string" office:string-value="Capacitor" calcext:value-type="string">
            <text:p>Capacitor</text:p>
          </table:table-cell>
          <table:table-cell table:formula="of:=VLOOKUP([.$B43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C_100_nF</text:p>
          </table:table-cell>
          <table:table-cell table:formula="of:=IF(ISBLANK(VLOOKUP([.$B44];PartIndex;2;0));VLOOKUP([.$B44];PartIndex;5;0);VLOOKUP([.$B44];PartIndex;2;0))" office:value-type="string" office:string-value="100 nF" calcext:value-type="string">
            <text:p>100 nF</text:p>
          </table:table-cell>
          <table:table-cell table:formula="of:=VLOOKUP([.$B44];PartIndex;3;0)" office:value-type="string" office:string-value="Capacitor" calcext:value-type="string">
            <text:p>Capacitor</text:p>
          </table:table-cell>
          <table:table-cell table:formula="of:=VLOOKUP([.$B44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C_100_nF</text:p>
          </table:table-cell>
          <table:table-cell table:formula="of:=IF(ISBLANK(VLOOKUP([.$B45];PartIndex;2;0));VLOOKUP([.$B45];PartIndex;5;0);VLOOKUP([.$B45];PartIndex;2;0))" office:value-type="string" office:string-value="100 nF" calcext:value-type="string">
            <text:p>100 nF</text:p>
          </table:table-cell>
          <table:table-cell table:formula="of:=VLOOKUP([.$B45];PartIndex;3;0)" office:value-type="string" office:string-value="Capacitor" calcext:value-type="string">
            <text:p>Capacitor</text:p>
          </table:table-cell>
          <table:table-cell table:formula="of:=VLOOKUP([.$B45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C_100_nF</text:p>
          </table:table-cell>
          <table:table-cell table:formula="of:=IF(ISBLANK(VLOOKUP([.$B46];PartIndex;2;0));VLOOKUP([.$B46];PartIndex;5;0);VLOOKUP([.$B46];PartIndex;2;0))" office:value-type="string" office:string-value="100 nF" calcext:value-type="string">
            <text:p>100 nF</text:p>
          </table:table-cell>
          <table:table-cell table:formula="of:=VLOOKUP([.$B46];PartIndex;3;0)" office:value-type="string" office:string-value="Capacitor" calcext:value-type="string">
            <text:p>Capacitor</text:p>
          </table:table-cell>
          <table:table-cell table:formula="of:=VLOOKUP([.$B46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C_100_nF</text:p>
          </table:table-cell>
          <table:table-cell table:formula="of:=IF(ISBLANK(VLOOKUP([.$B47];PartIndex;2;0));VLOOKUP([.$B47];PartIndex;5;0);VLOOKUP([.$B47];PartIndex;2;0))" office:value-type="string" office:string-value="100 nF" calcext:value-type="string">
            <text:p>100 nF</text:p>
          </table:table-cell>
          <table:table-cell table:formula="of:=VLOOKUP([.$B47];PartIndex;3;0)" office:value-type="string" office:string-value="Capacitor" calcext:value-type="string">
            <text:p>Capacitor</text:p>
          </table:table-cell>
          <table:table-cell table:formula="of:=VLOOKUP([.$B47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7</text:p>
          </table:table-cell>
          <table:table-cell office:value-type="string" calcext:value-type="string">
            <text:p>C_10_uF</text:p>
          </table:table-cell>
          <table:table-cell table:formula="of:=IF(ISBLANK(VLOOKUP([.$B48];PartIndex;2;0));VLOOKUP([.$B48];PartIndex;5;0);VLOOKUP([.$B48];PartIndex;2;0))" office:value-type="string" office:string-value="10 µF" calcext:value-type="string">
            <text:p>10 µF</text:p>
          </table:table-cell>
          <table:table-cell table:formula="of:=VLOOKUP([.$B48];PartIndex;3;0)" office:value-type="string" office:string-value="Capacitor" calcext:value-type="string">
            <text:p>Capacitor</text:p>
          </table:table-cell>
          <table:table-cell table:formula="of:=VLOOKUP([.$B48];PartIndex;6;0)" office:value-type="string" office:string-value="C91606" calcext:value-type="string">
            <text:p>C91606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C_100_nF</text:p>
          </table:table-cell>
          <table:table-cell table:formula="of:=IF(ISBLANK(VLOOKUP([.$B49];PartIndex;2;0));VLOOKUP([.$B49];PartIndex;5;0);VLOOKUP([.$B49];PartIndex;2;0))" office:value-type="string" office:string-value="100 nF" calcext:value-type="string">
            <text:p>100 nF</text:p>
          </table:table-cell>
          <table:table-cell table:formula="of:=VLOOKUP([.$B49];PartIndex;3;0)" office:value-type="string" office:string-value="Capacitor" calcext:value-type="string">
            <text:p>Capacitor</text:p>
          </table:table-cell>
          <table:table-cell table:formula="of:=VLOOKUP([.$B49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9</text:p>
          </table:table-cell>
          <table:table-cell office:value-type="string" calcext:value-type="string">
            <text:p>C_10_uF</text:p>
          </table:table-cell>
          <table:table-cell table:formula="of:=IF(ISBLANK(VLOOKUP([.$B50];PartIndex;2;0));VLOOKUP([.$B50];PartIndex;5;0);VLOOKUP([.$B50];PartIndex;2;0))" office:value-type="string" office:string-value="10 µF" calcext:value-type="string">
            <text:p>10 µF</text:p>
          </table:table-cell>
          <table:table-cell table:formula="of:=VLOOKUP([.$B50];PartIndex;3;0)" office:value-type="string" office:string-value="Capacitor" calcext:value-type="string">
            <text:p>Capacitor</text:p>
          </table:table-cell>
          <table:table-cell table:formula="of:=VLOOKUP([.$B50];PartIndex;6;0)" office:value-type="string" office:string-value="C91606" calcext:value-type="string">
            <text:p>C91606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C_100_nF</text:p>
          </table:table-cell>
          <table:table-cell table:formula="of:=IF(ISBLANK(VLOOKUP([.$B51];PartIndex;2;0));VLOOKUP([.$B51];PartIndex;5;0);VLOOKUP([.$B51];PartIndex;2;0))" office:value-type="string" office:string-value="100 nF" calcext:value-type="string">
            <text:p>100 nF</text:p>
          </table:table-cell>
          <table:table-cell table:formula="of:=VLOOKUP([.$B51];PartIndex;3;0)" office:value-type="string" office:string-value="Capacitor" calcext:value-type="string">
            <text:p>Capacitor</text:p>
          </table:table-cell>
          <table:table-cell table:formula="of:=VLOOKUP([.$B51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C_10_uF</text:p>
          </table:table-cell>
          <table:table-cell table:formula="of:=IF(ISBLANK(VLOOKUP([.$B52];PartIndex;2;0));VLOOKUP([.$B52];PartIndex;5;0);VLOOKUP([.$B52];PartIndex;2;0))" office:value-type="string" office:string-value="10 µF" calcext:value-type="string">
            <text:p>10 µF</text:p>
          </table:table-cell>
          <table:table-cell table:formula="of:=VLOOKUP([.$B52];PartIndex;3;0)" office:value-type="string" office:string-value="Capacitor" calcext:value-type="string">
            <text:p>Capacitor</text:p>
          </table:table-cell>
          <table:table-cell table:formula="of:=VLOOKUP([.$B52];PartIndex;6;0)" office:value-type="string" office:string-value="C91606" calcext:value-type="string">
            <text:p>C91606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2</text:p>
          </table:table-cell>
          <table:table-cell office:value-type="string" calcext:value-type="string">
            <text:p>C_10_nF_NP0</text:p>
          </table:table-cell>
          <table:table-cell table:formula="of:=IF(ISBLANK(VLOOKUP([.$B53];PartIndex;2;0));VLOOKUP([.$B53];PartIndex;5;0);VLOOKUP([.$B53];PartIndex;2;0))" office:value-type="string" office:string-value="10 nF, NP0" calcext:value-type="string">
            <text:p>10 nF, NP0</text:p>
          </table:table-cell>
          <table:table-cell table:formula="of:=VLOOKUP([.$B53];PartIndex;3;0)" office:value-type="string" office:string-value="Capacitor" calcext:value-type="string">
            <text:p>Capacitor</text:p>
          </table:table-cell>
          <table:table-cell table:formula="of:=VLOOKUP([.$B53];PartIndex;6;0)" office:value-type="string" office:string-value="C85973" calcext:value-type="string">
            <text:p>C85973</text:p>
          </table:table-cell>
          <table:table-cell office:value-type="string" calcext:value-type="string">
            <text:p>AC coupling capacitor for microphone 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3</text:p>
          </table:table-cell>
          <table:table-cell office:value-type="string" calcext:value-type="string">
            <text:p>C_100_nF</text:p>
          </table:table-cell>
          <table:table-cell table:formula="of:=IF(ISBLANK(VLOOKUP([.$B54];PartIndex;2;0));VLOOKUP([.$B54];PartIndex;5;0);VLOOKUP([.$B54];PartIndex;2;0))" office:value-type="string" office:string-value="100 nF" calcext:value-type="string">
            <text:p>100 nF</text:p>
          </table:table-cell>
          <table:table-cell table:formula="of:=VLOOKUP([.$B54];PartIndex;3;0)" office:value-type="string" office:string-value="Capacitor" calcext:value-type="string">
            <text:p>Capacitor</text:p>
          </table:table-cell>
          <table:table-cell table:formula="of:=VLOOKUP([.$B54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4</text:p>
          </table:table-cell>
          <table:table-cell office:value-type="string" calcext:value-type="string">
            <text:p>C_10_uF</text:p>
          </table:table-cell>
          <table:table-cell table:formula="of:=IF(ISBLANK(VLOOKUP([.$B55];PartIndex;2;0));VLOOKUP([.$B55];PartIndex;5;0);VLOOKUP([.$B55];PartIndex;2;0))" office:value-type="string" office:string-value="10 µF" calcext:value-type="string">
            <text:p>10 µF</text:p>
          </table:table-cell>
          <table:table-cell table:formula="of:=VLOOKUP([.$B55];PartIndex;3;0)" office:value-type="string" office:string-value="Capacitor" calcext:value-type="string">
            <text:p>Capacitor</text:p>
          </table:table-cell>
          <table:table-cell table:formula="of:=VLOOKUP([.$B55];PartIndex;6;0)" office:value-type="string" office:string-value="C91606" calcext:value-type="string">
            <text:p>C91606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5</text:p>
          </table:table-cell>
          <table:table-cell office:value-type="string" calcext:value-type="string">
            <text:p>C_10_uF_Elec</text:p>
          </table:table-cell>
          <table:table-cell table:formula="of:=IF(ISBLANK(VLOOKUP([.$B56];PartIndex;2;0));VLOOKUP([.$B56];PartIndex;5;0);VLOOKUP([.$B56];PartIndex;2;0))" office:value-type="string" office:string-value="10 µF, electolytic" calcext:value-type="string">
            <text:p>10 µF, electolytic</text:p>
          </table:table-cell>
          <table:table-cell table:formula="of:=VLOOKUP([.$B56];PartIndex;3;0)" office:value-type="string" office:string-value="Capacitor" calcext:value-type="string">
            <text:p>Capacitor</text:p>
          </table:table-cell>
          <table:table-cell table:formula="of:=VLOOKUP([.$B56];PartIndex;6;0)" office:value-type="string" office:string-value="C72485" calcext:value-type="string">
            <text:p>C72485</text:p>
          </table:table-cell>
          <table:table-cell office:value-type="string" calcext:value-type="string">
            <text:p>AC coupling capacitor for line output, should be &gt;= 10 µ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6</text:p>
          </table:table-cell>
          <table:table-cell office:value-type="string" calcext:value-type="string">
            <text:p>C_10_uF_Elec</text:p>
          </table:table-cell>
          <table:table-cell table:formula="of:=IF(ISBLANK(VLOOKUP([.$B57];PartIndex;2;0));VLOOKUP([.$B57];PartIndex;5;0);VLOOKUP([.$B57];PartIndex;2;0))" office:value-type="string" office:string-value="10 µF, electolytic" calcext:value-type="string">
            <text:p>10 µF, electolytic</text:p>
          </table:table-cell>
          <table:table-cell table:formula="of:=VLOOKUP([.$B57];PartIndex;3;0)" office:value-type="string" office:string-value="Capacitor" calcext:value-type="string">
            <text:p>Capacitor</text:p>
          </table:table-cell>
          <table:table-cell table:formula="of:=VLOOKUP([.$B57];PartIndex;6;0)" office:value-type="string" office:string-value="C72485" calcext:value-type="string">
            <text:p>C72485</text:p>
          </table:table-cell>
          <table:table-cell office:value-type="string" calcext:value-type="string">
            <text:p>AC coupling capacitor for line output, should be &gt;= 10 µ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0</text:p>
          </table:table-cell>
          <table:table-cell office:value-type="string" calcext:value-type="string">
            <text:p>C_10_uF</text:p>
          </table:table-cell>
          <table:table-cell table:formula="of:=IF(ISBLANK(VLOOKUP([.$B58];PartIndex;2;0));VLOOKUP([.$B58];PartIndex;5;0);VLOOKUP([.$B58];PartIndex;2;0))" office:value-type="string" office:string-value="10 µF" calcext:value-type="string">
            <text:p>10 µF</text:p>
          </table:table-cell>
          <table:table-cell table:formula="of:=VLOOKUP([.$B58];PartIndex;3;0)" office:value-type="string" office:string-value="Capacitor" calcext:value-type="string">
            <text:p>Capacitor</text:p>
          </table:table-cell>
          <table:table-cell table:formula="of:=VLOOKUP([.$B58];PartIndex;6;0)" office:value-type="string" office:string-value="C91606" calcext:value-type="string">
            <text:p>C91606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CESD3V3AP-ES</text:p>
          </table:table-cell>
          <table:table-cell table:formula="of:=IF(ISBLANK(VLOOKUP([.$B59];PartIndex;2;0));VLOOKUP([.$B59];PartIndex;5;0);VLOOKUP([.$B59];PartIndex;2;0))" office:value-type="string" office:string-value="CESD3V3AP-ES" calcext:value-type="string">
            <text:p>CESD3V3AP-ES</text:p>
          </table:table-cell>
          <table:table-cell table:formula="of:=VLOOKUP([.$B59];PartIndex;3;0)" office:value-type="string" office:string-value="TVS diode array" calcext:value-type="string">
            <text:p>TVS diode array</text:p>
          </table:table-cell>
          <table:table-cell table:formula="of:=VLOOKUP([.$B59];PartIndex;6;0)" office:value-type="string" office:string-value="C5199223" calcext:value-type="string">
            <text:p>C5199223</text:p>
          </table:table-cell>
          <table:table-cell office:value-type="string" calcext:value-type="string">
            <text:p>ESD protection for 3.3V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CESD3V3AP-ES</text:p>
          </table:table-cell>
          <table:table-cell table:formula="of:=IF(ISBLANK(VLOOKUP([.$B60];PartIndex;2;0));VLOOKUP([.$B60];PartIndex;5;0);VLOOKUP([.$B60];PartIndex;2;0))" office:value-type="string" office:string-value="CESD3V3AP-ES" calcext:value-type="string">
            <text:p>CESD3V3AP-ES</text:p>
          </table:table-cell>
          <table:table-cell table:formula="of:=VLOOKUP([.$B60];PartIndex;3;0)" office:value-type="string" office:string-value="TVS diode array" calcext:value-type="string">
            <text:p>TVS diode array</text:p>
          </table:table-cell>
          <table:table-cell table:formula="of:=VLOOKUP([.$B60];PartIndex;6;0)" office:value-type="string" office:string-value="C5199223" calcext:value-type="string">
            <text:p>C5199223</text:p>
          </table:table-cell>
          <table:table-cell office:value-type="string" calcext:value-type="string">
            <text:p>ESD protection for 3.3V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CESD3V3AP-ES</text:p>
          </table:table-cell>
          <table:table-cell table:formula="of:=IF(ISBLANK(VLOOKUP([.$B61];PartIndex;2;0));VLOOKUP([.$B61];PartIndex;5;0);VLOOKUP([.$B61];PartIndex;2;0))" office:value-type="string" office:string-value="CESD3V3AP-ES" calcext:value-type="string">
            <text:p>CESD3V3AP-ES</text:p>
          </table:table-cell>
          <table:table-cell table:formula="of:=VLOOKUP([.$B61];PartIndex;3;0)" office:value-type="string" office:string-value="TVS diode array" calcext:value-type="string">
            <text:p>TVS diode array</text:p>
          </table:table-cell>
          <table:table-cell table:formula="of:=VLOOKUP([.$B61];PartIndex;6;0)" office:value-type="string" office:string-value="C5199223" calcext:value-type="string">
            <text:p>C5199223</text:p>
          </table:table-cell>
          <table:table-cell office:value-type="string" calcext:value-type="string">
            <text:p>ESD protection for 3.3V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CESD3V3AP-ES</text:p>
          </table:table-cell>
          <table:table-cell table:formula="of:=IF(ISBLANK(VLOOKUP([.$B62];PartIndex;2;0));VLOOKUP([.$B62];PartIndex;5;0);VLOOKUP([.$B62];PartIndex;2;0))" office:value-type="string" office:string-value="CESD3V3AP-ES" calcext:value-type="string">
            <text:p>CESD3V3AP-ES</text:p>
          </table:table-cell>
          <table:table-cell table:formula="of:=VLOOKUP([.$B62];PartIndex;3;0)" office:value-type="string" office:string-value="TVS diode array" calcext:value-type="string">
            <text:p>TVS diode array</text:p>
          </table:table-cell>
          <table:table-cell table:formula="of:=VLOOKUP([.$B62];PartIndex;6;0)" office:value-type="string" office:string-value="C5199223" calcext:value-type="string">
            <text:p>C5199223</text:p>
          </table:table-cell>
          <table:table-cell office:value-type="string" calcext:value-type="string">
            <text:p>ESD protection for 3.3V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PESD3V3L2BT</text:p>
          </table:table-cell>
          <table:table-cell table:formula="of:=IF(ISBLANK(VLOOKUP([.$B63];PartIndex;2;0));VLOOKUP([.$B63];PartIndex;5;0);VLOOKUP([.$B63];PartIndex;2;0))" office:value-type="string" office:string-value="PESD3V3L2BT" calcext:value-type="string">
            <text:p>PESD3V3L2BT</text:p>
          </table:table-cell>
          <table:table-cell table:formula="of:=VLOOKUP([.$B63];PartIndex;3;0)" office:value-type="string" office:string-value="TVS diode array" calcext:value-type="string">
            <text:p>TVS diode array</text:p>
          </table:table-cell>
          <table:table-cell table:formula="of:=VLOOKUP([.$B63];PartIndex;6;0)" office:value-type="string" office:string-value="C2923380" calcext:value-type="string">
            <text:p>C2923380</text:p>
          </table:table-cell>
          <table:table-cell office:value-type="string" calcext:value-type="string">
            <text:p>ESD protection for 3.3V audio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CESD3V3AP-ES</text:p>
          </table:table-cell>
          <table:table-cell table:formula="of:=IF(ISBLANK(VLOOKUP([.$B64];PartIndex;2;0));VLOOKUP([.$B64];PartIndex;5;0);VLOOKUP([.$B64];PartIndex;2;0))" office:value-type="string" office:string-value="CESD3V3AP-ES" calcext:value-type="string">
            <text:p>CESD3V3AP-ES</text:p>
          </table:table-cell>
          <table:table-cell table:formula="of:=VLOOKUP([.$B64];PartIndex;3;0)" office:value-type="string" office:string-value="TVS diode array" calcext:value-type="string">
            <text:p>TVS diode array</text:p>
          </table:table-cell>
          <table:table-cell table:formula="of:=VLOOKUP([.$B64];PartIndex;6;0)" office:value-type="string" office:string-value="C5199223" calcext:value-type="string">
            <text:p>C5199223</text:p>
          </table:table-cell>
          <table:table-cell office:value-type="string" calcext:value-type="string">
            <text:p>ESD protection for 3.3V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CESD3V3AP-ES</text:p>
          </table:table-cell>
          <table:table-cell table:formula="of:=IF(ISBLANK(VLOOKUP([.$B65];PartIndex;2;0));VLOOKUP([.$B65];PartIndex;5;0);VLOOKUP([.$B65];PartIndex;2;0))" office:value-type="string" office:string-value="CESD3V3AP-ES" calcext:value-type="string">
            <text:p>CESD3V3AP-ES</text:p>
          </table:table-cell>
          <table:table-cell table:formula="of:=VLOOKUP([.$B65];PartIndex;3;0)" office:value-type="string" office:string-value="TVS diode array" calcext:value-type="string">
            <text:p>TVS diode array</text:p>
          </table:table-cell>
          <table:table-cell table:formula="of:=VLOOKUP([.$B65];PartIndex;6;0)" office:value-type="string" office:string-value="C5199223" calcext:value-type="string">
            <text:p>C5199223</text:p>
          </table:table-cell>
          <table:table-cell office:value-type="string" calcext:value-type="string">
            <text:p>ESD protection for 3.3V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CESD3V3AP-ES</text:p>
          </table:table-cell>
          <table:table-cell table:formula="of:=IF(ISBLANK(VLOOKUP([.$B66];PartIndex;2;0));VLOOKUP([.$B66];PartIndex;5;0);VLOOKUP([.$B66];PartIndex;2;0))" office:value-type="string" office:string-value="CESD3V3AP-ES" calcext:value-type="string">
            <text:p>CESD3V3AP-ES</text:p>
          </table:table-cell>
          <table:table-cell table:formula="of:=VLOOKUP([.$B66];PartIndex;3;0)" office:value-type="string" office:string-value="TVS diode array" calcext:value-type="string">
            <text:p>TVS diode array</text:p>
          </table:table-cell>
          <table:table-cell table:formula="of:=VLOOKUP([.$B66];PartIndex;6;0)" office:value-type="string" office:string-value="C5199223" calcext:value-type="string">
            <text:p>C5199223</text:p>
          </table:table-cell>
          <table:table-cell office:value-type="string" calcext:value-type="string">
            <text:p>ESD protection for 3.3V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CESD3V3AP-ES</text:p>
          </table:table-cell>
          <table:table-cell table:formula="of:=IF(ISBLANK(VLOOKUP([.$B67];PartIndex;2;0));VLOOKUP([.$B67];PartIndex;5;0);VLOOKUP([.$B67];PartIndex;2;0))" office:value-type="string" office:string-value="CESD3V3AP-ES" calcext:value-type="string">
            <text:p>CESD3V3AP-ES</text:p>
          </table:table-cell>
          <table:table-cell table:formula="of:=VLOOKUP([.$B67];PartIndex;3;0)" office:value-type="string" office:string-value="TVS diode array" calcext:value-type="string">
            <text:p>TVS diode array</text:p>
          </table:table-cell>
          <table:table-cell table:formula="of:=VLOOKUP([.$B67];PartIndex;6;0)" office:value-type="string" office:string-value="C5199223" calcext:value-type="string">
            <text:p>C5199223</text:p>
          </table:table-cell>
          <table:table-cell office:value-type="string" calcext:value-type="string">
            <text:p>ESD protection for 3.3V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CESD3V3AP-ES</text:p>
          </table:table-cell>
          <table:table-cell table:formula="of:=IF(ISBLANK(VLOOKUP([.$B68];PartIndex;2;0));VLOOKUP([.$B68];PartIndex;5;0);VLOOKUP([.$B68];PartIndex;2;0))" office:value-type="string" office:string-value="CESD3V3AP-ES" calcext:value-type="string">
            <text:p>CESD3V3AP-ES</text:p>
          </table:table-cell>
          <table:table-cell table:formula="of:=VLOOKUP([.$B68];PartIndex;3;0)" office:value-type="string" office:string-value="TVS diode array" calcext:value-type="string">
            <text:p>TVS diode array</text:p>
          </table:table-cell>
          <table:table-cell table:formula="of:=VLOOKUP([.$B68];PartIndex;6;0)" office:value-type="string" office:string-value="C5199223" calcext:value-type="string">
            <text:p>C5199223</text:p>
          </table:table-cell>
          <table:table-cell office:value-type="string" calcext:value-type="string">
            <text:p>ESD protection for 3.3V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CESD3V3AP-ES</text:p>
          </table:table-cell>
          <table:table-cell table:formula="of:=IF(ISBLANK(VLOOKUP([.$B69];PartIndex;2;0));VLOOKUP([.$B69];PartIndex;5;0);VLOOKUP([.$B69];PartIndex;2;0))" office:value-type="string" office:string-value="CESD3V3AP-ES" calcext:value-type="string">
            <text:p>CESD3V3AP-ES</text:p>
          </table:table-cell>
          <table:table-cell table:formula="of:=VLOOKUP([.$B69];PartIndex;3;0)" office:value-type="string" office:string-value="TVS diode array" calcext:value-type="string">
            <text:p>TVS diode array</text:p>
          </table:table-cell>
          <table:table-cell table:formula="of:=VLOOKUP([.$B69];PartIndex;6;0)" office:value-type="string" office:string-value="C5199223" calcext:value-type="string">
            <text:p>C5199223</text:p>
          </table:table-cell>
          <table:table-cell office:value-type="string" calcext:value-type="string">
            <text:p>ESD protection for 3.3V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Diode</text:p>
          </table:table-cell>
          <table:table-cell table:formula="of:=IF(ISBLANK(VLOOKUP([.$B70];PartIndex;2;0));VLOOKUP([.$B70];PartIndex;5;0);VLOOKUP([.$B70];PartIndex;2;0))" office:value-type="string" office:string-value="1N5819WS" calcext:value-type="string">
            <text:p>1N5819WS</text:p>
          </table:table-cell>
          <table:table-cell table:formula="of:=VLOOKUP([.$B70];PartIndex;3;0)" office:value-type="string" office:string-value="Diode" calcext:value-type="string">
            <text:p>Diode</text:p>
          </table:table-cell>
          <table:table-cell table:formula="of:=VLOOKUP([.$B70];PartIndex;6;0)" office:value-type="string" office:string-value="C191023" calcext:value-type="string">
            <text:p>C191023</text:p>
          </table:table-cell>
          <table:table-cell office:value-type="string" calcext:value-type="string">
            <text:p>5V tolerant, general purpose diode for power on circ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Diode</text:p>
          </table:table-cell>
          <table:table-cell table:formula="of:=IF(ISBLANK(VLOOKUP([.$B71];PartIndex;2;0));VLOOKUP([.$B71];PartIndex;5;0);VLOOKUP([.$B71];PartIndex;2;0))" office:value-type="string" office:string-value="1N5819WS" calcext:value-type="string">
            <text:p>1N5819WS</text:p>
          </table:table-cell>
          <table:table-cell table:formula="of:=VLOOKUP([.$B71];PartIndex;3;0)" office:value-type="string" office:string-value="Diode" calcext:value-type="string">
            <text:p>Diode</text:p>
          </table:table-cell>
          <table:table-cell table:formula="of:=VLOOKUP([.$B71];PartIndex;6;0)" office:value-type="string" office:string-value="C191023" calcext:value-type="string">
            <text:p>C191023</text:p>
          </table:table-cell>
          <table:table-cell office:value-type="string" calcext:value-type="string">
            <text:p>5V tolerant, general purpose diode for power on circ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Diode</text:p>
          </table:table-cell>
          <table:table-cell table:formula="of:=IF(ISBLANK(VLOOKUP([.$B72];PartIndex;2;0));VLOOKUP([.$B72];PartIndex;5;0);VLOOKUP([.$B72];PartIndex;2;0))" office:value-type="string" office:string-value="1N5819WS" calcext:value-type="string">
            <text:p>1N5819WS</text:p>
          </table:table-cell>
          <table:table-cell table:formula="of:=VLOOKUP([.$B72];PartIndex;3;0)" office:value-type="string" office:string-value="Diode" calcext:value-type="string">
            <text:p>Diode</text:p>
          </table:table-cell>
          <table:table-cell table:formula="of:=VLOOKUP([.$B72];PartIndex;6;0)" office:value-type="string" office:string-value="C191023" calcext:value-type="string">
            <text:p>C191023</text:p>
          </table:table-cell>
          <table:table-cell office:value-type="string" calcext:value-type="string">
            <text:p>5V tolerant, general purpose diode for power on circ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Diode</text:p>
          </table:table-cell>
          <table:table-cell table:formula="of:=IF(ISBLANK(VLOOKUP([.$B73];PartIndex;2;0));VLOOKUP([.$B73];PartIndex;5;0);VLOOKUP([.$B73];PartIndex;2;0))" office:value-type="string" office:string-value="1N5819WS" calcext:value-type="string">
            <text:p>1N5819WS</text:p>
          </table:table-cell>
          <table:table-cell table:formula="of:=VLOOKUP([.$B73];PartIndex;3;0)" office:value-type="string" office:string-value="Diode" calcext:value-type="string">
            <text:p>Diode</text:p>
          </table:table-cell>
          <table:table-cell table:formula="of:=VLOOKUP([.$B73];PartIndex;6;0)" office:value-type="string" office:string-value="C191023" calcext:value-type="string">
            <text:p>C191023</text:p>
          </table:table-cell>
          <table:table-cell office:value-type="string" calcext:value-type="string">
            <text:p>5V tolerant, general purpose diode for power on circ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GT-BTP30003-0460A-016A</text:p>
          </table:table-cell>
          <table:table-cell table:formula="of:=IF(ISBLANK(VLOOKUP([.$B74];PartIndex;2;0));VLOOKUP([.$B74];PartIndex;5;0);VLOOKUP([.$B74];PartIndex;2;0))" office:value-type="string" office:string-value="GT-BTP30003-0460A-016A" calcext:value-type="string">
            <text:p>GT-BTP30003-0460A-016A</text:p>
          </table:table-cell>
          <table:table-cell table:formula="of:=VLOOKUP([.$B74];PartIndex;3;0)" office:value-type="string" office:string-value="Battery connector" calcext:value-type="string">
            <text:p>Battery connector</text:p>
          </table:table-cell>
          <table:table-cell table:formula="of:=VLOOKUP([.$B74];PartIndex;6;0)" office:value-type="string" office:string-value="C41378737" calcext:value-type="string">
            <text:p>C41378737</text:p>
          </table:table-cell>
          <table:table-cell office:value-type="string" calcext:value-type="string">
            <text:p>3-pin, 3mm pitch connector (compatible with Nokia BL-05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USB-TYPE-C-31-M-12</text:p>
          </table:table-cell>
          <table:table-cell table:formula="of:=IF(ISBLANK(VLOOKUP([.$B75];PartIndex;2;0));VLOOKUP([.$B75];PartIndex;5;0);VLOOKUP([.$B75];PartIndex;2;0))" office:value-type="string" office:string-value="TYPE-C-31-M-12" calcext:value-type="string">
            <text:p>TYPE-C-31-M-12</text:p>
          </table:table-cell>
          <table:table-cell table:formula="of:=VLOOKUP([.$B75];PartIndex;3;0)" office:value-type="string" office:string-value="USB-C connector" calcext:value-type="string">
            <text:p>USB-C connector</text:p>
          </table:table-cell>
          <table:table-cell table:formula="of:=VLOOKUP([.$B75];PartIndex;6;0)" office:value-type="string" office:string-value="C165948" calcext:value-type="string">
            <text:p>C165948</text:p>
          </table:table-cell>
          <table:table-cell office:value-type="string" calcext:value-type="string">
            <text:p>Standard USB-C conne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SDCARD-TF-115</text:p>
          </table:table-cell>
          <table:table-cell table:formula="of:=IF(ISBLANK(VLOOKUP([.$B76];PartIndex;2;0));VLOOKUP([.$B76];PartIndex;5;0);VLOOKUP([.$B76];PartIndex;2;0))" office:value-type="string" office:string-value="TF-115-BCP9" calcext:value-type="string">
            <text:p>TF-115-BCP9</text:p>
          </table:table-cell>
          <table:table-cell table:formula="of:=VLOOKUP([.$B76];PartIndex;3;0)" office:value-type="string" office:string-value="µSD connector" calcext:value-type="string">
            <text:p>µSD connector</text:p>
          </table:table-cell>
          <table:table-cell table:formula="of:=VLOOKUP([.$B76];PartIndex;6;0)" office:value-type="string" office:string-value="C720505" calcext:value-type="string">
            <text:p>C720505</text:p>
          </table:table-cell>
          <table:table-cell office:value-type="string" calcext:value-type="string">
            <text:p>Standard microSD connector, spring loa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Jack-TRRS</text:p>
          </table:table-cell>
          <table:table-cell table:formula="of:=IF(ISBLANK(VLOOKUP([.$B77];PartIndex;2;0));VLOOKUP([.$B77];PartIndex;5;0);VLOOKUP([.$B77];PartIndex;2;0))" office:value-type="string" office:string-value="HC-PJ-320A-4P-D" calcext:value-type="string">
            <text:p>HC-PJ-320A-4P-D</text:p>
          </table:table-cell>
          <table:table-cell table:formula="of:=VLOOKUP([.$B77];PartIndex;3;0)" office:value-type="string" office:string-value="TRRS 3.5mm jack" calcext:value-type="string">
            <text:p>TRRS 3.5mm jack</text:p>
          </table:table-cell>
          <table:table-cell table:formula="of:=VLOOKUP([.$B77];PartIndex;6;0)" office:value-type="string" office:string-value="C5372851" calcext:value-type="string">
            <text:p>C5372851</text:p>
          </table:table-cell>
          <table:table-cell office:value-type="string" calcext:value-type="string">
            <text:p>Standard 3.5mm audio j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Jack-TRRS</text:p>
          </table:table-cell>
          <table:table-cell table:formula="of:=IF(ISBLANK(VLOOKUP([.$B78];PartIndex;2;0));VLOOKUP([.$B78];PartIndex;5;0);VLOOKUP([.$B78];PartIndex;2;0))" office:value-type="string" office:string-value="HC-PJ-320A-4P-D" calcext:value-type="string">
            <text:p>HC-PJ-320A-4P-D</text:p>
          </table:table-cell>
          <table:table-cell table:formula="of:=VLOOKUP([.$B78];PartIndex;3;0)" office:value-type="string" office:string-value="TRRS 3.5mm jack" calcext:value-type="string">
            <text:p>TRRS 3.5mm jack</text:p>
          </table:table-cell>
          <table:table-cell table:formula="of:=VLOOKUP([.$B78];PartIndex;6;0)" office:value-type="string" office:string-value="C5372851" calcext:value-type="string">
            <text:p>C5372851</text:p>
          </table:table-cell>
          <table:table-cell office:value-type="string" calcext:value-type="string">
            <text:p>Standard 3.5mm audio j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onn-FPC-35P</text:p>
          </table:table-cell>
          <table:table-cell table:formula="of:=IF(ISBLANK(VLOOKUP([.$B79];PartIndex;2;0));VLOOKUP([.$B79];PartIndex;5;0);VLOOKUP([.$B79];PartIndex;2;0))" office:value-type="string" office:string-value="AFD01-S35FCC-00" calcext:value-type="string">
            <text:p>AFD01-S35FCC-00</text:p>
          </table:table-cell>
          <table:table-cell table:formula="of:=VLOOKUP([.$B79];PartIndex;3;0)" office:value-type="string" office:string-value="FPC connector" calcext:value-type="string">
            <text:p>FPC connector</text:p>
          </table:table-cell>
          <table:table-cell table:formula="of:=VLOOKUP([.$B79];PartIndex;6;0)" office:value-type="string" office:string-value="C18198555" calcext:value-type="string">
            <text:p>C18198555</text:p>
          </table:table-cell>
          <table:table-cell office:value-type="string" calcext:value-type="string">
            <text:p>FPC connector for display, 35-pin, 0.5mm pi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Header_2_54mm_6P_Female</text:p>
          </table:table-cell>
          <table:table-cell table:formula="of:=IF(ISBLANK(VLOOKUP([.$B80];PartIndex;2;0));VLOOKUP([.$B80];PartIndex;5;0);VLOOKUP([.$B80];PartIndex;2;0))" office:value-type="string" office:string-value="PM254-1-06-W-8.5" calcext:value-type="string">
            <text:p>PM254-1-06-W-8.5</text:p>
          </table:table-cell>
          <table:table-cell table:formula="of:=VLOOKUP([.$B80];PartIndex;3;0)" office:value-type="string" office:string-value="Pin header" calcext:value-type="string">
            <text:p>Pin header</text:p>
          </table:table-cell>
          <table:table-cell table:formula="of:=VLOOKUP([.$B80];PartIndex;6;0)" office:value-type="string" office:string-value="C2897388" calcext:value-type="string">
            <text:p>C2897388</text:p>
          </table:table-cell>
          <table:table-cell office:value-type="string" calcext:value-type="string">
            <text:p>SWD pin he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</text:p>
          </table:table-cell>
          <table:table-cell table:style-name="ce9" office:value-type="string" calcext:value-type="string">
            <text:p>L_1_uH</text:p>
          </table:table-cell>
          <table:table-cell table:formula="of:=IF(ISBLANK(VLOOKUP([.$B81];PartIndex;2;0));VLOOKUP([.$B81];PartIndex;5;0);VLOOKUP([.$B81];PartIndex;2;0))" office:value-type="string" office:string-value="1 µH" calcext:value-type="string">
            <text:p>1 µH</text:p>
          </table:table-cell>
          <table:table-cell table:formula="of:=VLOOKUP([.$B81];PartIndex;3;0)" office:value-type="string" office:string-value="Inductor" calcext:value-type="string">
            <text:p>Inductor</text:p>
          </table:table-cell>
          <table:table-cell table:formula="of:=VLOOKUP([.$B81];PartIndex;6;0)" office:value-type="string" office:string-value="C161082" calcext:value-type="string">
            <text:p>C161082</text:p>
          </table:table-cell>
          <table:table-cell office:value-type="string" calcext:value-type="string">
            <text:p>Inductor for switching regul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2</text:p>
          </table:table-cell>
          <table:table-cell table:style-name="ce9" office:value-type="string" calcext:value-type="string">
            <text:p>L_1_uH</text:p>
          </table:table-cell>
          <table:table-cell table:formula="of:=IF(ISBLANK(VLOOKUP([.$B82];PartIndex;2;0));VLOOKUP([.$B82];PartIndex;5;0);VLOOKUP([.$B82];PartIndex;2;0))" office:value-type="string" office:string-value="1 µH" calcext:value-type="string">
            <text:p>1 µH</text:p>
          </table:table-cell>
          <table:table-cell table:formula="of:=VLOOKUP([.$B82];PartIndex;3;0)" office:value-type="string" office:string-value="Inductor" calcext:value-type="string">
            <text:p>Inductor</text:p>
          </table:table-cell>
          <table:table-cell table:formula="of:=VLOOKUP([.$B82];PartIndex;6;0)" office:value-type="string" office:string-value="C161082" calcext:value-type="string">
            <text:p>C161082</text:p>
          </table:table-cell>
          <table:table-cell office:value-type="string" calcext:value-type="string">
            <text:p>Inductor for switching regul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AO3401A</text:p>
          </table:table-cell>
          <table:table-cell table:formula="of:=IF(ISBLANK(VLOOKUP([.$B83];PartIndex;2;0));VLOOKUP([.$B83];PartIndex;5;0);VLOOKUP([.$B83];PartIndex;2;0))" office:value-type="string" office:string-value="AO3401A" calcext:value-type="string">
            <text:p>AO3401A</text:p>
          </table:table-cell>
          <table:table-cell table:formula="of:=VLOOKUP([.$B83];PartIndex;3;0)" office:value-type="string" office:string-value="PMOS" calcext:value-type="string">
            <text:p>PMOS</text:p>
          </table:table-cell>
          <table:table-cell table:formula="of:=VLOOKUP([.$B83];PartIndex;6;0)" office:value-type="string" office:string-value="C347476" calcext:value-type="string">
            <text:p>C347476</text:p>
          </table:table-cell>
          <table:table-cell office:value-type="string" calcext:value-type="string">
            <text:p>Generic power switching MOSF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AO3401A</text:p>
          </table:table-cell>
          <table:table-cell table:formula="of:=IF(ISBLANK(VLOOKUP([.$B84];PartIndex;2;0));VLOOKUP([.$B84];PartIndex;5;0);VLOOKUP([.$B84];PartIndex;2;0))" office:value-type="string" office:string-value="AO3401A" calcext:value-type="string">
            <text:p>AO3401A</text:p>
          </table:table-cell>
          <table:table-cell table:formula="of:=VLOOKUP([.$B84];PartIndex;3;0)" office:value-type="string" office:string-value="PMOS" calcext:value-type="string">
            <text:p>PMOS</text:p>
          </table:table-cell>
          <table:table-cell table:formula="of:=VLOOKUP([.$B84];PartIndex;6;0)" office:value-type="string" office:string-value="C347476" calcext:value-type="string">
            <text:p>C347476</text:p>
          </table:table-cell>
          <table:table-cell office:value-type="string" calcext:value-type="string">
            <text:p>Generic power switching MOSF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AO3401A</text:p>
          </table:table-cell>
          <table:table-cell table:formula="of:=IF(ISBLANK(VLOOKUP([.$B85];PartIndex;2;0));VLOOKUP([.$B85];PartIndex;5;0);VLOOKUP([.$B85];PartIndex;2;0))" office:value-type="string" office:string-value="AO3401A" calcext:value-type="string">
            <text:p>AO3401A</text:p>
          </table:table-cell>
          <table:table-cell table:formula="of:=VLOOKUP([.$B85];PartIndex;3;0)" office:value-type="string" office:string-value="PMOS" calcext:value-type="string">
            <text:p>PMOS</text:p>
          </table:table-cell>
          <table:table-cell table:formula="of:=VLOOKUP([.$B85];PartIndex;6;0)" office:value-type="string" office:string-value="C347476" calcext:value-type="string">
            <text:p>C347476</text:p>
          </table:table-cell>
          <table:table-cell office:value-type="string" calcext:value-type="string">
            <text:p>Generic power switching MOSF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AO3401A</text:p>
          </table:table-cell>
          <table:table-cell table:formula="of:=IF(ISBLANK(VLOOKUP([.$B86];PartIndex;2;0));VLOOKUP([.$B86];PartIndex;5;0);VLOOKUP([.$B86];PartIndex;2;0))" office:value-type="string" office:string-value="AO3401A" calcext:value-type="string">
            <text:p>AO3401A</text:p>
          </table:table-cell>
          <table:table-cell table:formula="of:=VLOOKUP([.$B86];PartIndex;3;0)" office:value-type="string" office:string-value="PMOS" calcext:value-type="string">
            <text:p>PMOS</text:p>
          </table:table-cell>
          <table:table-cell table:formula="of:=VLOOKUP([.$B86];PartIndex;6;0)" office:value-type="string" office:string-value="C347476" calcext:value-type="string">
            <text:p>C347476</text:p>
          </table:table-cell>
          <table:table-cell office:value-type="string" calcext:value-type="string">
            <text:p>Generic power switching MOSF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table:style-name="ce9" office:value-type="string" calcext:value-type="string">
            <text:p>R_100_K</text:p>
          </table:table-cell>
          <table:table-cell table:formula="of:=IF(ISBLANK(VLOOKUP([.$B87];PartIndex;2;0));VLOOKUP([.$B87];PartIndex;5;0);VLOOKUP([.$B87];PartIndex;2;0))" office:value-type="string" office:string-value="100 kΩ" calcext:value-type="string">
            <text:p>100 kΩ</text:p>
          </table:table-cell>
          <table:table-cell table:formula="of:=VLOOKUP([.$B87];PartIndex;3;0)" office:value-type="string" office:string-value="Resistor" calcext:value-type="string">
            <text:p>Resistor</text:p>
          </table:table-cell>
          <table:table-cell table:formula="of:=VLOOKUP([.$B87];PartIndex;6;0)" office:value-type="string" office:string-value="C60491" calcext:value-type="string">
            <text:p>C60491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table:style-name="ce9" office:value-type="string" calcext:value-type="string">
            <text:p>R_100_K</text:p>
          </table:table-cell>
          <table:table-cell table:formula="of:=IF(ISBLANK(VLOOKUP([.$B88];PartIndex;2;0));VLOOKUP([.$B88];PartIndex;5;0);VLOOKUP([.$B88];PartIndex;2;0))" office:value-type="string" office:string-value="100 kΩ" calcext:value-type="string">
            <text:p>100 kΩ</text:p>
          </table:table-cell>
          <table:table-cell table:formula="of:=VLOOKUP([.$B88];PartIndex;3;0)" office:value-type="string" office:string-value="Resistor" calcext:value-type="string">
            <text:p>Resistor</text:p>
          </table:table-cell>
          <table:table-cell table:formula="of:=VLOOKUP([.$B88];PartIndex;6;0)" office:value-type="string" office:string-value="C60491" calcext:value-type="string">
            <text:p>C60491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table:style-name="ce9" office:value-type="string" calcext:value-type="string">
            <text:p>R_10_K</text:p>
          </table:table-cell>
          <table:table-cell table:formula="of:=IF(ISBLANK(VLOOKUP([.$B89];PartIndex;2;0));VLOOKUP([.$B89];PartIndex;5;0);VLOOKUP([.$B89];PartIndex;2;0))" office:value-type="string" office:string-value="10 kΩ" calcext:value-type="string">
            <text:p>10 kΩ</text:p>
          </table:table-cell>
          <table:table-cell table:formula="of:=VLOOKUP([.$B89];PartIndex;3;0)" office:value-type="string" office:string-value="Resistor" calcext:value-type="string">
            <text:p>Resistor</text:p>
          </table:table-cell>
          <table:table-cell table:formula="of:=VLOOKUP([.$B89];PartIndex;6;0)" office:value-type="string" office:string-value="C60490" calcext:value-type="string">
            <text:p>C60490</text:p>
          </table:table-cell>
          <table:table-cell office:value-type="string" calcext:value-type="string">
            <text:p>Battery charger current setting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table:style-name="ce9" office:value-type="string" calcext:value-type="string">
            <text:p>R_100_K</text:p>
          </table:table-cell>
          <table:table-cell table:formula="of:=IF(ISBLANK(VLOOKUP([.$B90];PartIndex;2;0));VLOOKUP([.$B90];PartIndex;5;0);VLOOKUP([.$B90];PartIndex;2;0))" office:value-type="string" office:string-value="100 kΩ" calcext:value-type="string">
            <text:p>100 kΩ</text:p>
          </table:table-cell>
          <table:table-cell table:formula="of:=VLOOKUP([.$B90];PartIndex;3;0)" office:value-type="string" office:string-value="Resistor" calcext:value-type="string">
            <text:p>Resistor</text:p>
          </table:table-cell>
          <table:table-cell table:formula="of:=VLOOKUP([.$B90];PartIndex;6;0)" office:value-type="string" office:string-value="C60491" calcext:value-type="string">
            <text:p>C60491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table:style-name="ce9" office:value-type="string" calcext:value-type="string">
            <text:p>R_174_K</text:p>
          </table:table-cell>
          <table:table-cell table:formula="of:=IF(ISBLANK(VLOOKUP([.$B91];PartIndex;2;0));VLOOKUP([.$B91];PartIndex;5;0);VLOOKUP([.$B91];PartIndex;2;0))" office:value-type="string" office:string-value="174 kΩ" calcext:value-type="string">
            <text:p>174 kΩ</text:p>
          </table:table-cell>
          <table:table-cell table:formula="of:=VLOOKUP([.$B91];PartIndex;3;0)" office:value-type="string" office:string-value="Resistor" calcext:value-type="string">
            <text:p>Resistor</text:p>
          </table:table-cell>
          <table:table-cell table:formula="of:=VLOOKUP([.$B91];PartIndex;6;0)" office:value-type="string" office:string-value="C2933159" calcext:value-type="string">
            <text:p>C2933159</text:p>
          </table:table-cell>
          <table:table-cell office:value-type="string" calcext:value-type="string">
            <text:p>1.8V regulator voltage setting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</text:p>
          </table:table-cell>
          <table:table-cell table:style-name="ce9" office:value-type="string" calcext:value-type="string">
            <text:p>R_86_6_K</text:p>
          </table:table-cell>
          <table:table-cell table:formula="of:=IF(ISBLANK(VLOOKUP([.$B92];PartIndex;2;0));VLOOKUP([.$B92];PartIndex;5;0);VLOOKUP([.$B92];PartIndex;2;0))" office:value-type="string" office:string-value="86.6 kΩ" calcext:value-type="string">
            <text:p>86.6 kΩ</text:p>
          </table:table-cell>
          <table:table-cell table:formula="of:=VLOOKUP([.$B92];PartIndex;3;0)" office:value-type="string" office:string-value="Resistor" calcext:value-type="string">
            <text:p>Resistor</text:p>
          </table:table-cell>
          <table:table-cell table:formula="of:=VLOOKUP([.$B92];PartIndex;6;0)" office:value-type="string" office:string-value="C3000725" calcext:value-type="string">
            <text:p>C3000725</text:p>
          </table:table-cell>
          <table:table-cell office:value-type="string" calcext:value-type="string">
            <text:p>1.8V/3.3V regulator voltage setting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R_390_K</text:p>
          </table:table-cell>
          <table:table-cell table:formula="of:=IF(ISBLANK(VLOOKUP([.$B93];PartIndex;2;0));VLOOKUP([.$B93];PartIndex;5;0);VLOOKUP([.$B93];PartIndex;2;0))" office:value-type="string" office:string-value="390 kΩ" calcext:value-type="string">
            <text:p>390 kΩ</text:p>
          </table:table-cell>
          <table:table-cell table:formula="of:=VLOOKUP([.$B93];PartIndex;3;0)" office:value-type="string" office:string-value="Resistor" calcext:value-type="string">
            <text:p>Resistor</text:p>
          </table:table-cell>
          <table:table-cell table:formula="of:=VLOOKUP([.$B93];PartIndex;6;0)" office:value-type="string" office:string-value="C23150" calcext:value-type="string">
            <text:p>C23150</text:p>
          </table:table-cell>
          <table:table-cell office:value-type="string" calcext:value-type="string">
            <text:p>3.3V regulator voltage setting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</text:p>
          </table:table-cell>
          <table:table-cell table:style-name="ce9" office:value-type="string" calcext:value-type="string">
            <text:p>R_86_6_K</text:p>
          </table:table-cell>
          <table:table-cell table:formula="of:=IF(ISBLANK(VLOOKUP([.$B94];PartIndex;2;0));VLOOKUP([.$B94];PartIndex;5;0);VLOOKUP([.$B94];PartIndex;2;0))" office:value-type="string" office:string-value="86.6 kΩ" calcext:value-type="string">
            <text:p>86.6 kΩ</text:p>
          </table:table-cell>
          <table:table-cell table:formula="of:=VLOOKUP([.$B94];PartIndex;3;0)" office:value-type="string" office:string-value="Resistor" calcext:value-type="string">
            <text:p>Resistor</text:p>
          </table:table-cell>
          <table:table-cell table:formula="of:=VLOOKUP([.$B94];PartIndex;6;0)" office:value-type="string" office:string-value="C3000725" calcext:value-type="string">
            <text:p>C3000725</text:p>
          </table:table-cell>
          <table:table-cell office:value-type="string" calcext:value-type="string">
            <text:p>1.8V/3.3V regulator voltage setting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</text:p>
          </table:table-cell>
          <table:table-cell table:style-name="ce9" office:value-type="string" calcext:value-type="string">
            <text:p>R_2_2_K</text:p>
          </table:table-cell>
          <table:table-cell table:formula="of:=IF(ISBLANK(VLOOKUP([.$B95];PartIndex;2;0));VLOOKUP([.$B95];PartIndex;5;0);VLOOKUP([.$B95];PartIndex;2;0))" office:value-type="string" office:string-value="2.2 kΩ" calcext:value-type="string">
            <text:p>2.2 kΩ</text:p>
          </table:table-cell>
          <table:table-cell table:formula="of:=VLOOKUP([.$B95];PartIndex;3;0)" office:value-type="string" office:string-value="Resistor" calcext:value-type="string">
            <text:p>Resistor</text:p>
          </table:table-cell>
          <table:table-cell table:formula="of:=VLOOKUP([.$B95];PartIndex;6;0)" office:value-type="string" office:string-value="C114762" calcext:value-type="string">
            <text:p>C114762</text:p>
          </table:table-cell>
          <table:table-cell office:value-type="string" calcext:value-type="string">
            <text:p>Battery charger current setting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R_100_K</text:p>
          </table:table-cell>
          <table:table-cell table:formula="of:=IF(ISBLANK(VLOOKUP([.$B96];PartIndex;2;0));VLOOKUP([.$B96];PartIndex;5;0);VLOOKUP([.$B96];PartIndex;2;0))" office:value-type="string" office:string-value="100 kΩ" calcext:value-type="string">
            <text:p>100 kΩ</text:p>
          </table:table-cell>
          <table:table-cell table:formula="of:=VLOOKUP([.$B96];PartIndex;3;0)" office:value-type="string" office:string-value="Resistor" calcext:value-type="string">
            <text:p>Resistor</text:p>
          </table:table-cell>
          <table:table-cell table:formula="of:=VLOOKUP([.$B96];PartIndex;6;0)" office:value-type="string" office:string-value="C60491" calcext:value-type="string">
            <text:p>C60491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R_10_K</text:p>
          </table:table-cell>
          <table:table-cell table:formula="of:=IF(ISBLANK(VLOOKUP([.$B97];PartIndex;2;0));VLOOKUP([.$B97];PartIndex;5;0);VLOOKUP([.$B97];PartIndex;2;0))" office:value-type="string" office:string-value="10 kΩ" calcext:value-type="string">
            <text:p>10 kΩ</text:p>
          </table:table-cell>
          <table:table-cell table:formula="of:=VLOOKUP([.$B97];PartIndex;3;0)" office:value-type="string" office:string-value="Resistor" calcext:value-type="string">
            <text:p>Resistor</text:p>
          </table:table-cell>
          <table:table-cell table:formula="of:=VLOOKUP([.$B97];PartIndex;6;0)" office:value-type="string" office:string-value="C60490" calcext:value-type="string">
            <text:p>C60490</text:p>
          </table:table-cell>
          <table:table-cell office:value-type="string" calcext:value-type="string">
            <text:p>I2C pullup resistor to 3.3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R_10_K</text:p>
          </table:table-cell>
          <table:table-cell table:formula="of:=IF(ISBLANK(VLOOKUP([.$B98];PartIndex;2;0));VLOOKUP([.$B98];PartIndex;5;0);VLOOKUP([.$B98];PartIndex;2;0))" office:value-type="string" office:string-value="10 kΩ" calcext:value-type="string">
            <text:p>10 kΩ</text:p>
          </table:table-cell>
          <table:table-cell table:formula="of:=VLOOKUP([.$B98];PartIndex;3;0)" office:value-type="string" office:string-value="Resistor" calcext:value-type="string">
            <text:p>Resistor</text:p>
          </table:table-cell>
          <table:table-cell table:formula="of:=VLOOKUP([.$B98];PartIndex;6;0)" office:value-type="string" office:string-value="C60490" calcext:value-type="string">
            <text:p>C60490</text:p>
          </table:table-cell>
          <table:table-cell office:value-type="string" calcext:value-type="string">
            <text:p>I2C pullup resistor to 3.3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R_5_1_K</text:p>
          </table:table-cell>
          <table:table-cell table:formula="of:=IF(ISBLANK(VLOOKUP([.$B99];PartIndex;2;0));VLOOKUP([.$B99];PartIndex;5;0);VLOOKUP([.$B99];PartIndex;2;0))" office:value-type="string" office:string-value="5.1 kΩ" calcext:value-type="string">
            <text:p>5.1 kΩ</text:p>
          </table:table-cell>
          <table:table-cell table:formula="of:=VLOOKUP([.$B99];PartIndex;3;0)" office:value-type="string" office:string-value="Resistor" calcext:value-type="string">
            <text:p>Resistor</text:p>
          </table:table-cell>
          <table:table-cell table:formula="of:=VLOOKUP([.$B99];PartIndex;6;0)" office:value-type="string" office:string-value="C25905" calcext:value-type="string">
            <text:p>C25905</text:p>
          </table:table-cell>
          <table:table-cell office:value-type="string" calcext:value-type="string">
            <text:p>USB-C standard CC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R_5_1_K</text:p>
          </table:table-cell>
          <table:table-cell table:formula="of:=IF(ISBLANK(VLOOKUP([.$B100];PartIndex;2;0));VLOOKUP([.$B100];PartIndex;5;0);VLOOKUP([.$B100];PartIndex;2;0))" office:value-type="string" office:string-value="5.1 kΩ" calcext:value-type="string">
            <text:p>5.1 kΩ</text:p>
          </table:table-cell>
          <table:table-cell table:formula="of:=VLOOKUP([.$B100];PartIndex;3;0)" office:value-type="string" office:string-value="Resistor" calcext:value-type="string">
            <text:p>Resistor</text:p>
          </table:table-cell>
          <table:table-cell table:formula="of:=VLOOKUP([.$B100];PartIndex;6;0)" office:value-type="string" office:string-value="C25905" calcext:value-type="string">
            <text:p>C25905</text:p>
          </table:table-cell>
          <table:table-cell office:value-type="string" calcext:value-type="string">
            <text:p>USB-C standard CC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R_10_K</text:p>
          </table:table-cell>
          <table:table-cell table:formula="of:=IF(ISBLANK(VLOOKUP([.$B101];PartIndex;2;0));VLOOKUP([.$B101];PartIndex;5;0);VLOOKUP([.$B101];PartIndex;2;0))" office:value-type="string" office:string-value="10 kΩ" calcext:value-type="string">
            <text:p>10 kΩ</text:p>
          </table:table-cell>
          <table:table-cell table:formula="of:=VLOOKUP([.$B101];PartIndex;3;0)" office:value-type="string" office:string-value="Resistor" calcext:value-type="string">
            <text:p>Resistor</text:p>
          </table:table-cell>
          <table:table-cell table:formula="of:=VLOOKUP([.$B101];PartIndex;6;0)" office:value-type="string" office:string-value="C60490" calcext:value-type="string">
            <text:p>C60490</text:p>
          </table:table-cell>
          <table:table-cell office:value-type="string" calcext:value-type="string">
            <text:p>VBUS input resistor for USB3320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R_8_06_K</text:p>
          </table:table-cell>
          <table:table-cell table:formula="of:=IF(ISBLANK(VLOOKUP([.$B102];PartIndex;2;0));VLOOKUP([.$B102];PartIndex;5;0);VLOOKUP([.$B102];PartIndex;2;0))" office:value-type="string" office:string-value="8.06 kΩ" calcext:value-type="string">
            <text:p>8.06 kΩ</text:p>
          </table:table-cell>
          <table:table-cell table:formula="of:=VLOOKUP([.$B102];PartIndex;3;0)" office:value-type="string" office:string-value="Resistor" calcext:value-type="string">
            <text:p>Resistor</text:p>
          </table:table-cell>
          <table:table-cell table:formula="of:=VLOOKUP([.$B102];PartIndex;6;0)" office:value-type="string" office:string-value="C276278" calcext:value-type="string">
            <text:p>C276278</text:p>
          </table:table-cell>
          <table:table-cell office:value-type="string" calcext:value-type="string">
            <text:p>Bias resistor for USB3320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R_100_K</text:p>
          </table:table-cell>
          <table:table-cell table:formula="of:=IF(ISBLANK(VLOOKUP([.$B103];PartIndex;2;0));VLOOKUP([.$B103];PartIndex;5;0);VLOOKUP([.$B103];PartIndex;2;0))" office:value-type="string" office:string-value="100 kΩ" calcext:value-type="string">
            <text:p>100 kΩ</text:p>
          </table:table-cell>
          <table:table-cell table:formula="of:=VLOOKUP([.$B103];PartIndex;3;0)" office:value-type="string" office:string-value="Resistor" calcext:value-type="string">
            <text:p>Resistor</text:p>
          </table:table-cell>
          <table:table-cell table:formula="of:=VLOOKUP([.$B103];PartIndex;6;0)" office:value-type="string" office:string-value="C60491" calcext:value-type="string">
            <text:p>C60491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R_100_K</text:p>
          </table:table-cell>
          <table:table-cell table:formula="of:=IF(ISBLANK(VLOOKUP([.$B104];PartIndex;2;0));VLOOKUP([.$B104];PartIndex;5;0);VLOOKUP([.$B104];PartIndex;2;0))" office:value-type="string" office:string-value="100 kΩ" calcext:value-type="string">
            <text:p>100 kΩ</text:p>
          </table:table-cell>
          <table:table-cell table:formula="of:=VLOOKUP([.$B104];PartIndex;3;0)" office:value-type="string" office:string-value="Resistor" calcext:value-type="string">
            <text:p>Resistor</text:p>
          </table:table-cell>
          <table:table-cell table:formula="of:=VLOOKUP([.$B104];PartIndex;6;0)" office:value-type="string" office:string-value="C60491" calcext:value-type="string">
            <text:p>C60491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R_100_K</text:p>
          </table:table-cell>
          <table:table-cell table:formula="of:=IF(ISBLANK(VLOOKUP([.$B105];PartIndex;2;0));VLOOKUP([.$B105];PartIndex;5;0);VLOOKUP([.$B105];PartIndex;2;0))" office:value-type="string" office:string-value="100 kΩ" calcext:value-type="string">
            <text:p>100 kΩ</text:p>
          </table:table-cell>
          <table:table-cell table:formula="of:=VLOOKUP([.$B105];PartIndex;3;0)" office:value-type="string" office:string-value="Resistor" calcext:value-type="string">
            <text:p>Resistor</text:p>
          </table:table-cell>
          <table:table-cell table:formula="of:=VLOOKUP([.$B105];PartIndex;6;0)" office:value-type="string" office:string-value="C60491" calcext:value-type="string">
            <text:p>C60491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R_100_K</text:p>
          </table:table-cell>
          <table:table-cell table:formula="of:=IF(ISBLANK(VLOOKUP([.$B106];PartIndex;2;0));VLOOKUP([.$B106];PartIndex;5;0);VLOOKUP([.$B106];PartIndex;2;0))" office:value-type="string" office:string-value="100 kΩ" calcext:value-type="string">
            <text:p>100 kΩ</text:p>
          </table:table-cell>
          <table:table-cell table:formula="of:=VLOOKUP([.$B106];PartIndex;3;0)" office:value-type="string" office:string-value="Resistor" calcext:value-type="string">
            <text:p>Resistor</text:p>
          </table:table-cell>
          <table:table-cell table:formula="of:=VLOOKUP([.$B106];PartIndex;6;0)" office:value-type="string" office:string-value="C60491" calcext:value-type="string">
            <text:p>C60491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R_100_K</text:p>
          </table:table-cell>
          <table:table-cell table:formula="of:=IF(ISBLANK(VLOOKUP([.$B107];PartIndex;2;0));VLOOKUP([.$B107];PartIndex;5;0);VLOOKUP([.$B107];PartIndex;2;0))" office:value-type="string" office:string-value="100 kΩ" calcext:value-type="string">
            <text:p>100 kΩ</text:p>
          </table:table-cell>
          <table:table-cell table:formula="of:=VLOOKUP([.$B107];PartIndex;3;0)" office:value-type="string" office:string-value="Resistor" calcext:value-type="string">
            <text:p>Resistor</text:p>
          </table:table-cell>
          <table:table-cell table:formula="of:=VLOOKUP([.$B107];PartIndex;6;0)" office:value-type="string" office:string-value="C60491" calcext:value-type="string">
            <text:p>C60491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R_2_2_K</text:p>
          </table:table-cell>
          <table:table-cell table:formula="of:=IF(ISBLANK(VLOOKUP([.$B108];PartIndex;2;0));VLOOKUP([.$B108];PartIndex;5;0);VLOOKUP([.$B108];PartIndex;2;0))" office:value-type="string" office:string-value="2.2 kΩ" calcext:value-type="string">
            <text:p>2.2 kΩ</text:p>
          </table:table-cell>
          <table:table-cell table:formula="of:=VLOOKUP([.$B108];PartIndex;3;0)" office:value-type="string" office:string-value="Resistor" calcext:value-type="string">
            <text:p>Resistor</text:p>
          </table:table-cell>
          <table:table-cell table:formula="of:=VLOOKUP([.$B108];PartIndex;6;0)" office:value-type="string" office:string-value="C114762" calcext:value-type="string">
            <text:p>C114762</text:p>
          </table:table-cell>
          <table:table-cell office:value-type="string" calcext:value-type="string">
            <text:p>Microphone bias resistor for headphone j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R_1_M</text:p>
          </table:table-cell>
          <table:table-cell table:formula="of:=IF(ISBLANK(VLOOKUP([.$B109];PartIndex;2;0));VLOOKUP([.$B109];PartIndex;5;0);VLOOKUP([.$B109];PartIndex;2;0))" office:value-type="string" office:string-value="1 MΩ" calcext:value-type="string">
            <text:p>1 MΩ</text:p>
          </table:table-cell>
          <table:table-cell table:formula="of:=VLOOKUP([.$B109];PartIndex;3;0)" office:value-type="string" office:string-value="Resistor" calcext:value-type="string">
            <text:p>Resistor</text:p>
          </table:table-cell>
          <table:table-cell table:formula="of:=VLOOKUP([.$B109];PartIndex;6;0)" office:value-type="string" office:string-value="C138033" calcext:value-type="string">
            <text:p>C138033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R_100_K</text:p>
          </table:table-cell>
          <table:table-cell table:formula="of:=IF(ISBLANK(VLOOKUP([.$B110];PartIndex;2;0));VLOOKUP([.$B110];PartIndex;5;0);VLOOKUP([.$B110];PartIndex;2;0))" office:value-type="string" office:string-value="100 kΩ" calcext:value-type="string">
            <text:p>100 kΩ</text:p>
          </table:table-cell>
          <table:table-cell table:formula="of:=VLOOKUP([.$B110];PartIndex;3;0)" office:value-type="string" office:string-value="Resistor" calcext:value-type="string">
            <text:p>Resistor</text:p>
          </table:table-cell>
          <table:table-cell table:formula="of:=VLOOKUP([.$B110];PartIndex;6;0)" office:value-type="string" office:string-value="C60491" calcext:value-type="string">
            <text:p>C60491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R_100_K</text:p>
          </table:table-cell>
          <table:table-cell table:formula="of:=IF(ISBLANK(VLOOKUP([.$B111];PartIndex;2;0));VLOOKUP([.$B111];PartIndex;5;0);VLOOKUP([.$B111];PartIndex;2;0))" office:value-type="string" office:string-value="100 kΩ" calcext:value-type="string">
            <text:p>100 kΩ</text:p>
          </table:table-cell>
          <table:table-cell table:formula="of:=VLOOKUP([.$B111];PartIndex;3;0)" office:value-type="string" office:string-value="Resistor" calcext:value-type="string">
            <text:p>Resistor</text:p>
          </table:table-cell>
          <table:table-cell table:formula="of:=VLOOKUP([.$B111];PartIndex;6;0)" office:value-type="string" office:string-value="C60491" calcext:value-type="string">
            <text:p>C60491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R_174_K</text:p>
          </table:table-cell>
          <table:table-cell table:formula="of:=IF(ISBLANK(VLOOKUP([.$B112];PartIndex;2;0));VLOOKUP([.$B112];PartIndex;5;0);VLOOKUP([.$B112];PartIndex;2;0))" office:value-type="string" office:string-value="174 kΩ" calcext:value-type="string">
            <text:p>174 kΩ</text:p>
          </table:table-cell>
          <table:table-cell table:formula="of:=VLOOKUP([.$B112];PartIndex;3;0)" office:value-type="string" office:string-value="Resistor" calcext:value-type="string">
            <text:p>Resistor</text:p>
          </table:table-cell>
          <table:table-cell table:formula="of:=VLOOKUP([.$B112];PartIndex;6;0)" office:value-type="string" office:string-value="C2933159" calcext:value-type="string">
            <text:p>C2933159</text:p>
          </table:table-cell>
          <table:table-cell office:value-type="string" calcext:value-type="string">
            <text:p>ADC input div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R_100_K</text:p>
          </table:table-cell>
          <table:table-cell table:formula="of:=IF(ISBLANK(VLOOKUP([.$B113];PartIndex;2;0));VLOOKUP([.$B113];PartIndex;5;0);VLOOKUP([.$B113];PartIndex;2;0))" office:value-type="string" office:string-value="100 kΩ" calcext:value-type="string">
            <text:p>100 kΩ</text:p>
          </table:table-cell>
          <table:table-cell table:formula="of:=VLOOKUP([.$B113];PartIndex;3;0)" office:value-type="string" office:string-value="Resistor" calcext:value-type="string">
            <text:p>Resistor</text:p>
          </table:table-cell>
          <table:table-cell table:formula="of:=VLOOKUP([.$B113];PartIndex;6;0)" office:value-type="string" office:string-value="C60491" calcext:value-type="string">
            <text:p>C60491</text:p>
          </table:table-cell>
          <table:table-cell office:value-type="string" calcext:value-type="string">
            <text:p>ADC input div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R_174_K</text:p>
          </table:table-cell>
          <table:table-cell table:formula="of:=IF(ISBLANK(VLOOKUP([.$B114];PartIndex;2;0));VLOOKUP([.$B114];PartIndex;5;0);VLOOKUP([.$B114];PartIndex;2;0))" office:value-type="string" office:string-value="174 kΩ" calcext:value-type="string">
            <text:p>174 kΩ</text:p>
          </table:table-cell>
          <table:table-cell table:formula="of:=VLOOKUP([.$B114];PartIndex;3;0)" office:value-type="string" office:string-value="Resistor" calcext:value-type="string">
            <text:p>Resistor</text:p>
          </table:table-cell>
          <table:table-cell table:formula="of:=VLOOKUP([.$B114];PartIndex;6;0)" office:value-type="string" office:string-value="C2933159" calcext:value-type="string">
            <text:p>C2933159</text:p>
          </table:table-cell>
          <table:table-cell office:value-type="string" calcext:value-type="string">
            <text:p>ADC input div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R_390_K</text:p>
          </table:table-cell>
          <table:table-cell table:formula="of:=IF(ISBLANK(VLOOKUP([.$B115];PartIndex;2;0));VLOOKUP([.$B115];PartIndex;5;0);VLOOKUP([.$B115];PartIndex;2;0))" office:value-type="string" office:string-value="390 kΩ" calcext:value-type="string">
            <text:p>390 kΩ</text:p>
          </table:table-cell>
          <table:table-cell table:formula="of:=VLOOKUP([.$B115];PartIndex;3;0)" office:value-type="string" office:string-value="Resistor" calcext:value-type="string">
            <text:p>Resistor</text:p>
          </table:table-cell>
          <table:table-cell table:formula="of:=VLOOKUP([.$B115];PartIndex;6;0)" office:value-type="string" office:string-value="C23150" calcext:value-type="string">
            <text:p>C23150</text:p>
          </table:table-cell>
          <table:table-cell office:value-type="string" calcext:value-type="string">
            <text:p>ADC input div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7</text:p>
          </table:table-cell>
          <table:table-cell office:value-type="string" calcext:value-type="string">
            <text:p>TS-1010</text:p>
          </table:table-cell>
          <table:table-cell table:formula="of:=IF(ISBLANK(VLOOKUP([.$B116];PartIndex;2;0));VLOOKUP([.$B116];PartIndex;5;0);VLOOKUP([.$B116];PartIndex;2;0))" office:value-type="string" office:string-value="TS-1010-B-A" calcext:value-type="string">
            <text:p>TS-1010-B-A</text:p>
          </table:table-cell>
          <table:table-cell table:formula="of:=VLOOKUP([.$B116];PartIndex;3;0)" office:value-type="string" office:string-value="SMD button" calcext:value-type="string">
            <text:p>SMD button</text:p>
          </table:table-cell>
          <table:table-cell table:formula="of:=VLOOKUP([.$B116];PartIndex;6;0)" office:value-type="string" office:string-value="C318941" calcext:value-type="string">
            <text:p>C318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8</text:p>
          </table:table-cell>
          <table:table-cell office:value-type="string" calcext:value-type="string">
            <text:p>TS-1010</text:p>
          </table:table-cell>
          <table:table-cell table:formula="of:=IF(ISBLANK(VLOOKUP([.$B117];PartIndex;2;0));VLOOKUP([.$B117];PartIndex;5;0);VLOOKUP([.$B117];PartIndex;2;0))" office:value-type="string" office:string-value="TS-1010-B-A" calcext:value-type="string">
            <text:p>TS-1010-B-A</text:p>
          </table:table-cell>
          <table:table-cell table:formula="of:=VLOOKUP([.$B117];PartIndex;3;0)" office:value-type="string" office:string-value="SMD button" calcext:value-type="string">
            <text:p>SMD button</text:p>
          </table:table-cell>
          <table:table-cell table:formula="of:=VLOOKUP([.$B117];PartIndex;6;0)" office:value-type="string" office:string-value="C318941" calcext:value-type="string">
            <text:p>C318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9</text:p>
          </table:table-cell>
          <table:table-cell office:value-type="string" calcext:value-type="string">
            <text:p>TS-1010</text:p>
          </table:table-cell>
          <table:table-cell table:formula="of:=IF(ISBLANK(VLOOKUP([.$B118];PartIndex;2;0));VLOOKUP([.$B118];PartIndex;5;0);VLOOKUP([.$B118];PartIndex;2;0))" office:value-type="string" office:string-value="TS-1010-B-A" calcext:value-type="string">
            <text:p>TS-1010-B-A</text:p>
          </table:table-cell>
          <table:table-cell table:formula="of:=VLOOKUP([.$B118];PartIndex;3;0)" office:value-type="string" office:string-value="SMD button" calcext:value-type="string">
            <text:p>SMD button</text:p>
          </table:table-cell>
          <table:table-cell table:formula="of:=VLOOKUP([.$B118];PartIndex;6;0)" office:value-type="string" office:string-value="C318941" calcext:value-type="string">
            <text:p>C318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12</text:p>
          </table:table-cell>
          <table:table-cell office:value-type="string" calcext:value-type="string">
            <text:p>TS-1088</text:p>
          </table:table-cell>
          <table:table-cell table:formula="of:=IF(ISBLANK(VLOOKUP([.$B119];PartIndex;2;0));VLOOKUP([.$B119];PartIndex;5;0);VLOOKUP([.$B119];PartIndex;2;0))" office:value-type="string" office:string-value="TS-1088-AR" calcext:value-type="string">
            <text:p>TS-1088-AR</text:p>
          </table:table-cell>
          <table:table-cell table:formula="of:=VLOOKUP([.$B119];PartIndex;3;0)" office:value-type="string" office:string-value="SMD button" calcext:value-type="string">
            <text:p>SMD button</text:p>
          </table:table-cell>
          <table:table-cell table:formula="of:=VLOOKUP([.$B119];PartIndex;6;0)" office:value-type="string" office:string-value="C720477" calcext:value-type="string">
            <text:p>C7204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13</text:p>
          </table:table-cell>
          <table:table-cell office:value-type="string" calcext:value-type="string">
            <text:p>TS-1088</text:p>
          </table:table-cell>
          <table:table-cell table:formula="of:=IF(ISBLANK(VLOOKUP([.$B120];PartIndex;2;0));VLOOKUP([.$B120];PartIndex;5;0);VLOOKUP([.$B120];PartIndex;2;0))" office:value-type="string" office:string-value="TS-1088-AR" calcext:value-type="string">
            <text:p>TS-1088-AR</text:p>
          </table:table-cell>
          <table:table-cell table:formula="of:=VLOOKUP([.$B120];PartIndex;3;0)" office:value-type="string" office:string-value="SMD button" calcext:value-type="string">
            <text:p>SMD button</text:p>
          </table:table-cell>
          <table:table-cell table:formula="of:=VLOOKUP([.$B120];PartIndex;6;0)" office:value-type="string" office:string-value="C720477" calcext:value-type="string">
            <text:p>C7204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14</text:p>
          </table:table-cell>
          <table:table-cell office:value-type="string" calcext:value-type="string">
            <text:p>MSK12C02-HB</text:p>
          </table:table-cell>
          <table:table-cell table:formula="of:=IF(ISBLANK(VLOOKUP([.$B121];PartIndex;2;0));VLOOKUP([.$B121];PartIndex;5;0);VLOOKUP([.$B121];PartIndex;2;0))" office:value-type="string" office:string-value="MSK12C02-HB" calcext:value-type="string">
            <text:p>MSK12C02-HB</text:p>
          </table:table-cell>
          <table:table-cell table:formula="of:=VLOOKUP([.$B121];PartIndex;3;0)" office:value-type="string" office:string-value="SMD slide switch" calcext:value-type="string">
            <text:p>SMD slide switch</text:p>
          </table:table-cell>
          <table:table-cell table:formula="of:=VLOOKUP([.$B121];PartIndex;6;0)" office:value-type="string" office:string-value="C431541" calcext:value-type="string">
            <text:p>C431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M66100DCK</text:p>
          </table:table-cell>
          <table:table-cell table:formula="of:=IF(ISBLANK(VLOOKUP([.$B122];PartIndex;2;0));VLOOKUP([.$B122];PartIndex;5;0);VLOOKUP([.$B122];PartIndex;2;0))" office:value-type="string" office:string-value="LM66100DCK" calcext:value-type="string">
            <text:p>LM66100DCK</text:p>
          </table:table-cell>
          <table:table-cell table:formula="of:=VLOOKUP([.$B122];PartIndex;3;0)" office:value-type="string" office:string-value="Ideal diode" calcext:value-type="string">
            <text:p>Ideal diode</text:p>
          </table:table-cell>
          <table:table-cell table:formula="of:=VLOOKUP([.$B122];PartIndex;6;0)" office:value-type="string" office:string-value="C2869734" calcext:value-type="string">
            <text:p>C28697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TPS62A01DRLR</text:p>
          </table:table-cell>
          <table:table-cell table:formula="of:=IF(ISBLANK(VLOOKUP([.$B123];PartIndex;2;0));VLOOKUP([.$B123];PartIndex;5;0);VLOOKUP([.$B123];PartIndex;2;0))" office:value-type="string" office:string-value="TPS62A01DRLR" calcext:value-type="string">
            <text:p>TPS62A01DRLR</text:p>
          </table:table-cell>
          <table:table-cell table:formula="of:=VLOOKUP([.$B123];PartIndex;3;0)" office:value-type="string" office:string-value="Voltage regulator" calcext:value-type="string">
            <text:p>Voltage regulator</text:p>
          </table:table-cell>
          <table:table-cell table:formula="of:=VLOOKUP([.$B123];PartIndex;6;0)" office:value-type="string" office:string-value="C5157937" calcext:value-type="string">
            <text:p>C51579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TPS62A01DRLR</text:p>
          </table:table-cell>
          <table:table-cell table:formula="of:=IF(ISBLANK(VLOOKUP([.$B124];PartIndex;2;0));VLOOKUP([.$B124];PartIndex;5;0);VLOOKUP([.$B124];PartIndex;2;0))" office:value-type="string" office:string-value="TPS62A01DRLR" calcext:value-type="string">
            <text:p>TPS62A01DRLR</text:p>
          </table:table-cell>
          <table:table-cell table:formula="of:=VLOOKUP([.$B124];PartIndex;3;0)" office:value-type="string" office:string-value="Voltage regulator" calcext:value-type="string">
            <text:p>Voltage regulator</text:p>
          </table:table-cell>
          <table:table-cell table:formula="of:=VLOOKUP([.$B124];PartIndex;6;0)" office:value-type="string" office:string-value="C5157937" calcext:value-type="string">
            <text:p>C51579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XC6206-P332MR</text:p>
          </table:table-cell>
          <table:table-cell table:formula="of:=IF(ISBLANK(VLOOKUP([.$B125];PartIndex;2;0));VLOOKUP([.$B125];PartIndex;5;0);VLOOKUP([.$B125];PartIndex;2;0))" office:value-type="string" office:string-value="XC6206-P332MR" calcext:value-type="string">
            <text:p>XC6206-P332MR</text:p>
          </table:table-cell>
          <table:table-cell table:formula="of:=VLOOKUP([.$B125];PartIndex;3;0)" office:value-type="string" office:string-value="Voltage regulator" calcext:value-type="string">
            <text:p>Voltage regulator</text:p>
          </table:table-cell>
          <table:table-cell table:formula="of:=VLOOKUP([.$B125];PartIndex;6;0)" office:value-type="string" office:string-value="C5446" calcext:value-type="string">
            <text:p>C54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TP4057</text:p>
          </table:table-cell>
          <table:table-cell table:formula="of:=IF(ISBLANK(VLOOKUP([.$B126];PartIndex;2;0));VLOOKUP([.$B126];PartIndex;5;0);VLOOKUP([.$B126];PartIndex;2;0))" office:value-type="string" office:string-value="TP4057" calcext:value-type="string">
            <text:p>TP4057</text:p>
          </table:table-cell>
          <table:table-cell table:formula="of:=VLOOKUP([.$B126];PartIndex;3;0)" office:value-type="string" office:string-value="Battery charger" calcext:value-type="string">
            <text:p>Battery charger</text:p>
          </table:table-cell>
          <table:table-cell table:formula="of:=VLOOKUP([.$B126];PartIndex;6;0)" office:value-type="string" office:string-value="C725791" calcext:value-type="string">
            <text:p>C7257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STM32H743IxT</text:p>
          </table:table-cell>
          <table:table-cell table:formula="of:=IF(ISBLANK(VLOOKUP([.$B127];PartIndex;2;0));VLOOKUP([.$B127];PartIndex;5;0);VLOOKUP([.$B127];PartIndex;2;0))" office:value-type="string" office:string-value="STM32H743IGT" calcext:value-type="string">
            <text:p>STM32H743IGT</text:p>
          </table:table-cell>
          <table:table-cell table:formula="of:=VLOOKUP([.$B127];PartIndex;3;0)" office:value-type="string" office:string-value="MCU" calcext:value-type="string">
            <text:p>MCU</text:p>
          </table:table-cell>
          <table:table-cell table:formula="of:=VLOOKUP([.$B127];PartIndex;6;0)" office:value-type="string" office:string-value="C89597" calcext:value-type="string">
            <text:p>C895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W9825G6KH-x</text:p>
          </table:table-cell>
          <table:table-cell table:formula="of:=IF(ISBLANK(VLOOKUP([.$B128];PartIndex;2;0));VLOOKUP([.$B128];PartIndex;5;0);VLOOKUP([.$B128];PartIndex;2;0))" office:value-type="string" office:string-value="W9825G6KH-6" calcext:value-type="string">
            <text:p>W9825G6KH-6</text:p>
          </table:table-cell>
          <table:table-cell table:formula="of:=VLOOKUP([.$B128];PartIndex;3;0)" office:value-type="string" office:string-value="SDRAM" calcext:value-type="string">
            <text:p>SDRAM</text:p>
          </table:table-cell>
          <table:table-cell table:formula="of:=VLOOKUP([.$B128];PartIndex;6;0)" office:value-type="string" office:string-value="C62246" calcext:value-type="string">
            <text:p>C62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USB3320C</text:p>
          </table:table-cell>
          <table:table-cell table:formula="of:=IF(ISBLANK(VLOOKUP([.$B129];PartIndex;2;0));VLOOKUP([.$B129];PartIndex;5;0);VLOOKUP([.$B129];PartIndex;2;0))" office:value-type="string" office:string-value="USB3320C-EZK" calcext:value-type="string">
            <text:p>USB3320C-EZK</text:p>
          </table:table-cell>
          <table:table-cell table:formula="of:=VLOOKUP([.$B129];PartIndex;3;0)" office:value-type="string" office:string-value="USB HS PHY" calcext:value-type="string">
            <text:p>USB HS PHY</text:p>
          </table:table-cell>
          <table:table-cell table:formula="of:=VLOOKUP([.$B129];PartIndex;6;0)" office:value-type="string" office:string-value="C132156" calcext:value-type="string">
            <text:p>C132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TLV320AIC3104</text:p>
          </table:table-cell>
          <table:table-cell table:formula="of:=IF(ISBLANK(VLOOKUP([.$B130];PartIndex;2;0));VLOOKUP([.$B130];PartIndex;5;0);VLOOKUP([.$B130];PartIndex;2;0))" office:value-type="string" office:string-value="TLV320AIC3104IRHBR" calcext:value-type="string">
            <text:p>TLV320AIC3104IRHBR</text:p>
          </table:table-cell>
          <table:table-cell table:formula="of:=VLOOKUP([.$B130];PartIndex;3;0)" office:value-type="string" office:string-value="Audio codec" calcext:value-type="string">
            <text:p>Audio codec</text:p>
          </table:table-cell>
          <table:table-cell table:formula="of:=VLOOKUP([.$B130];PartIndex;6;0)" office:value-type="string" office:string-value="C181753" calcext:value-type="string">
            <text:p>C1817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AP2502</text:p>
          </table:table-cell>
          <table:table-cell table:formula="of:=IF(ISBLANK(VLOOKUP([.$B131];PartIndex;2;0));VLOOKUP([.$B131];PartIndex;5;0);VLOOKUP([.$B131];PartIndex;2;0))" office:value-type="string" office:string-value="AP2502" calcext:value-type="string">
            <text:p>AP2502</text:p>
          </table:table-cell>
          <table:table-cell table:formula="of:=VLOOKUP([.$B131];PartIndex;3;0)" office:value-type="string" office:string-value="LED current limiter" calcext:value-type="string">
            <text:p>LED current limiter</text:p>
          </table:table-cell>
          <table:table-cell table:formula="of:=VLOOKUP([.$B131];PartIndex;6;0)" office:value-type="string" office:string-value="C460349" calcext:value-type="string">
            <text:p>C4603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Crystal_32KHz</text:p>
          </table:table-cell>
          <table:table-cell table:formula="of:=IF(ISBLANK(VLOOKUP([.$B132];PartIndex;2;0));VLOOKUP([.$B132];PartIndex;5;0);VLOOKUP([.$B132];PartIndex;2;0))" office:value-type="string" office:string-value="32KHz" calcext:value-type="string">
            <text:p>32KHz</text:p>
          </table:table-cell>
          <table:table-cell table:formula="of:=VLOOKUP([.$B132];PartIndex;3;0)" office:value-type="string" office:string-value="Crystal" calcext:value-type="string">
            <text:p>Crystal</text:p>
          </table:table-cell>
          <table:table-cell table:formula="of:=VLOOKUP([.$B132];PartIndex;6;0)" office:value-type="string" office:string-value="C97606" calcext:value-type="string">
            <text:p>C97606</text:p>
          </table:table-cell>
          <table:table-cell office:value-type="string" calcext:value-type="string">
            <text:p>12.5 pF crys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2</text:p>
          </table:table-cell>
          <table:table-cell office:value-type="string" calcext:value-type="string">
            <text:p>Crystal_24MHz</text:p>
          </table:table-cell>
          <table:table-cell table:formula="of:=IF(ISBLANK(VLOOKUP([.$B133];PartIndex;2;0));VLOOKUP([.$B133];PartIndex;5;0);VLOOKUP([.$B133];PartIndex;2;0))" office:value-type="string" office:string-value="24MHz" calcext:value-type="string">
            <text:p>24MHz</text:p>
          </table:table-cell>
          <table:table-cell table:formula="of:=VLOOKUP([.$B133];PartIndex;3;0)" office:value-type="string" office:string-value="Crystal" calcext:value-type="string">
            <text:p>Crystal</text:p>
          </table:table-cell>
          <table:table-cell table:formula="of:=VLOOKUP([.$B133];PartIndex;6;0)" office:value-type="string" office:string-value="C37635376" calcext:value-type="string">
            <text:p>C37635376</text:p>
          </table:table-cell>
          <table:table-cell office:value-type="string" calcext:value-type="string">
            <text:p>12 pF crystal</text:p>
          </table:table-cell>
          <table:table-cell table:number-columns-repeated="2"/>
        </table:table-row>
      </table:table>
      <table:table table:name="PartIndex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4" table:default-cell-style-name="ce10"/>
        <table:table-column table:style-name="co4" table:default-cell-style-name="Default"/>
        <table:table-row table:style-name="ro1">
          <table:table-cell table:style-name="ce3" office:value-type="string" calcext:value-type="string">
            <text:p>Part Xref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Mfr</text:p>
          </table:table-cell>
          <table:table-cell table:style-name="ce3" office:value-type="string" calcext:value-type="string">
            <text:p>Mfr Part#</text:p>
          </table:table-cell>
          <table:table-cell table:style-name="ce3" office:value-type="string" calcext:value-type="string">
            <text:p>LCSC Part#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Cost (est)</text:p>
          </table:table-cell>
          <table:table-cell table:style-name="ce3" office:value-type="string" calcext:value-type="string">
            <text:p>Pads</text:p>
          </table:table-cell>
        </table:table-row>
        <table:table-row table:style-name="ro1">
          <table:table-cell office:value-type="string" calcext:value-type="string">
            <text:p>AO3401A</text:p>
          </table:table-cell>
          <table:table-cell/>
          <table:table-cell office:value-type="string" calcext:value-type="string">
            <text:p>PMOS</text:p>
          </table:table-cell>
          <table:table-cell office:value-type="string" calcext:value-type="string">
            <text:p>UMW</text:p>
          </table:table-cell>
          <table:table-cell office:value-type="string" calcext:value-type="string">
            <text:p>AO3401A</text:p>
          </table:table-cell>
          <table:table-cell office:value-type="string" calcext:value-type="string">
            <text:p>C347476</text:p>
          </table:table-cell>
          <table:table-cell office:value-type="string" calcext:value-type="string">
            <text:p>SOT-23</text:p>
          </table:table-cell>
          <table:table-cell office:value-type="currency" office:currency="USD" office:value="0.0256" calcext:value-type="currency">
            <text:p>$0.0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_1_uF</text:p>
          </table:table-cell>
          <table:table-cell office:value-type="string" calcext:value-type="string">
            <text:p>1 µ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A105KA5NQNC</text:p>
          </table:table-cell>
          <table:table-cell office:value-type="string" calcext:value-type="string">
            <text:p>C52923</text:p>
          </table:table-cell>
          <table:table-cell office:value-type="string" calcext:value-type="string">
            <text:p>C-0402</text:p>
          </table:table-cell>
          <table:table-cell office:value-type="currency" office:currency="USD" office:value="0.0026" calcext:value-type="currency">
            <text:p>$0.00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_2_2_uF</text:p>
          </table:table-cell>
          <table:table-cell office:value-type="string" calcext:value-type="string">
            <text:p>2.2 µ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225KA8NNNC</text:p>
          </table:table-cell>
          <table:table-cell office:value-type="string" calcext:value-type="string">
            <text:p>C57895</text:p>
          </table:table-cell>
          <table:table-cell office:value-type="string" calcext:value-type="string">
            <text:p>C-0603</text:p>
          </table:table-cell>
          <table:table-cell office:value-type="currency" office:currency="USD" office:value="0.0066" calcext:value-type="currency">
            <text:p>$0.00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_4_7_uF</text:p>
          </table:table-cell>
          <table:table-cell office:value-type="string" calcext:value-type="string">
            <text:p>4.7 µ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475KA8NQNC</text:p>
          </table:table-cell>
          <table:table-cell office:value-type="string" calcext:value-type="string">
            <text:p>C69335</text:p>
          </table:table-cell>
          <table:table-cell office:value-type="string" calcext:value-type="string">
            <text:p>C-0603</text:p>
          </table:table-cell>
          <table:table-cell office:value-type="currency" office:currency="USD" office:value="0.0144" calcext:value-type="currency">
            <text:p>$0.01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_4_pF_NP0</text:p>
          </table:table-cell>
          <table:table-cell office:value-type="string" calcext:value-type="string">
            <text:p>4 pF, NP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402BRNPO9BN4R0</text:p>
          </table:table-cell>
          <table:table-cell office:value-type="string" calcext:value-type="string">
            <text:p>C541337</text:p>
          </table:table-cell>
          <table:table-cell office:value-type="string" calcext:value-type="string">
            <text:p>C-0402</text:p>
          </table:table-cell>
          <table:table-cell office:value-type="currency" office:currency="USD" office:value="0.0023" calcext:value-type="currency">
            <text:p>$0.00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_5_pF_NP0</text:p>
          </table:table-cell>
          <table:table-cell office:value-type="string" calcext:value-type="string">
            <text:p>5 pF, NP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JM1555C1H5R0BB01D</text:p>
          </table:table-cell>
          <table:table-cell office:value-type="string" calcext:value-type="string">
            <text:p>C161328</text:p>
          </table:table-cell>
          <table:table-cell office:value-type="string" calcext:value-type="string">
            <text:p>C-0402</text:p>
          </table:table-cell>
          <table:table-cell office:value-type="currency" office:currency="USD" office:value="0.0152" calcext:value-type="currency">
            <text:p>$0.01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_10_nF_NP0</text:p>
          </table:table-cell>
          <table:table-cell office:value-type="string" calcext:value-type="string">
            <text:p>10 nF, NP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5C1H103JA01D</text:p>
          </table:table-cell>
          <table:table-cell office:value-type="string" calcext:value-type="string">
            <text:p>C85973</text:p>
          </table:table-cell>
          <table:table-cell office:value-type="string" calcext:value-type="string">
            <text:p>C-0603</text:p>
          </table:table-cell>
          <table:table-cell office:value-type="currency" office:currency="USD" office:value="0.0258" calcext:value-type="currency">
            <text:p>$0.02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_10_uF</text:p>
          </table:table-cell>
          <table:table-cell office:value-type="string" calcext:value-type="string">
            <text:p>10 µ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1E106MA73D</text:p>
          </table:table-cell>
          <table:table-cell office:value-type="string" calcext:value-type="string">
            <text:p>C91606</text:p>
          </table:table-cell>
          <table:table-cell office:value-type="string" calcext:value-type="string">
            <text:p>C-0603</text:p>
          </table:table-cell>
          <table:table-cell office:value-type="currency" office:currency="USD" office:value="0.0198" calcext:value-type="currency">
            <text:p>$0.01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_10_uF_Elec</text:p>
          </table:table-cell>
          <table:table-cell office:value-type="string" calcext:value-type="string">
            <text:p>10 µF, electolytic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Roqang</text:p>
          </table:table-cell>
          <table:table-cell office:value-type="string" calcext:value-type="string">
            <text:p>RVT1V100M0405</text:p>
          </table:table-cell>
          <table:table-cell office:value-type="string" calcext:value-type="string">
            <text:p>C72485</text:p>
          </table:table-cell>
          <table:table-cell office:value-type="string" calcext:value-type="string">
            <text:p>C-4x5.4mm</text:p>
          </table:table-cell>
          <table:table-cell office:value-type="currency" office:currency="USD" office:value="0.0248" calcext:value-type="currency">
            <text:p>$0.02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_22_uF</text:p>
          </table:table-cell>
          <table:table-cell office:value-type="string" calcext:value-type="string">
            <text:p>22 µ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21BR61E226ME44L</text:p>
          </table:table-cell>
          <table:table-cell office:value-type="string" calcext:value-type="string">
            <text:p>C86816</text:p>
          </table:table-cell>
          <table:table-cell office:value-type="string" calcext:value-type="string">
            <text:p>C-0805</text:p>
          </table:table-cell>
          <table:table-cell office:value-type="currency" office:currency="USD" office:value="0.0422" calcext:value-type="currency">
            <text:p>$0.04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9" office:value-type="string" calcext:value-type="string">
            <text:p>C_100_nF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71H104KE14D</text:p>
          </table:table-cell>
          <table:table-cell office:value-type="string" calcext:value-type="string">
            <text:p>C77020</text:p>
          </table:table-cell>
          <table:table-cell office:value-type="string" calcext:value-type="string">
            <text:p>C-0402</text:p>
          </table:table-cell>
          <table:table-cell office:value-type="currency" office:currency="USD" office:value="0.003" calcext:value-type="currency">
            <text:p>$0.00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SD3V3AP-ES</text:p>
          </table:table-cell>
          <table:table-cell/>
          <table:table-cell office:value-type="string" calcext:value-type="string">
            <text:p>TVS diode array</text:p>
          </table:table-cell>
          <table:table-cell office:value-type="string" calcext:value-type="string">
            <text:p>ElecSuper</text:p>
          </table:table-cell>
          <table:table-cell office:value-type="string" calcext:value-type="string">
            <text:p>CESD3V3AP-ES</text:p>
          </table:table-cell>
          <table:table-cell office:value-type="string" calcext:value-type="string">
            <text:p>C5199223</text:p>
          </table:table-cell>
          <table:table-cell office:value-type="string" calcext:value-type="string">
            <text:p>SOT-23</text:p>
          </table:table-cell>
          <table:table-cell office:value-type="currency" office:currency="USD" office:value="0.0271" calcext:value-type="currency">
            <text:p>$0.02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n-FPC-35P</text:p>
          </table:table-cell>
          <table:table-cell/>
          <table:table-cell office:value-type="string" calcext:value-type="string">
            <text:p>FPC connector</text:p>
          </table:table-cell>
          <table:table-cell office:value-type="string" calcext:value-type="string">
            <text:p>Jushuo</text:p>
          </table:table-cell>
          <table:table-cell office:value-type="string" calcext:value-type="string">
            <text:p>AFD01-S35FCC-00</text:p>
          </table:table-cell>
          <table:table-cell office:value-type="string" calcext:value-type="string">
            <text:p>C18198555</text:p>
          </table:table-cell>
          <table:table-cell office:value-type="string" calcext:value-type="string">
            <text:p>CONNECTOR</text:p>
          </table:table-cell>
          <table:table-cell office:value-type="currency" office:currency="USD" office:value="0.1319" calcext:value-type="currency">
            <text:p>$0.131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rystal_24MHz</text:p>
          </table:table-cell>
          <table:table-cell office:value-type="string" calcext:value-type="string">
            <text:p>24MH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TOGNJING</text:p>
          </table:table-cell>
          <table:table-cell office:value-type="string" calcext:value-type="string">
            <text:p>XTM32024000JT00351001</text:p>
          </table:table-cell>
          <table:table-cell office:value-type="string" calcext:value-type="string">
            <text:p>C37635376</text:p>
          </table:table-cell>
          <table:table-cell office:value-type="string" calcext:value-type="string">
            <text:p>Y-3225</text:p>
          </table:table-cell>
          <table:table-cell office:value-type="currency" office:currency="USD" office:value="0.0529" calcext:value-type="currency">
            <text:p>$0.05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ystal_32KHz</text:p>
          </table:table-cell>
          <table:table-cell office:value-type="string" calcext:value-type="string">
            <text:p>32KH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Seiko</text:p>
          </table:table-cell>
          <table:table-cell office:value-type="string" calcext:value-type="string">
            <text:p>SC-32S32.768kHz20PPM12.5pF</text:p>
          </table:table-cell>
          <table:table-cell office:value-type="string" calcext:value-type="string">
            <text:p>C97606</text:p>
          </table:table-cell>
          <table:table-cell office:value-type="string" calcext:value-type="string">
            <text:p>Y-3215</text:p>
          </table:table-cell>
          <table:table-cell office:value-type="currency" office:currency="USD" office:value="0.1691" calcext:value-type="currency">
            <text:p>$0.16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ode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Guangdong Hottech</text:p>
          </table:table-cell>
          <table:table-cell office:value-type="string" calcext:value-type="string">
            <text:p>1N5819WS</text:p>
          </table:table-cell>
          <table:table-cell office:value-type="string" calcext:value-type="string">
            <text:p>C191023</text:p>
          </table:table-cell>
          <table:table-cell office:value-type="string" calcext:value-type="string">
            <text:p>SOD-323</text:p>
          </table:table-cell>
          <table:table-cell office:value-type="currency" office:currency="USD" office:value="0.0082" calcext:value-type="currency">
            <text:p>$0.00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T-BTP30003-0460A-016A</text:p>
          </table:table-cell>
          <table:table-cell/>
          <table:table-cell office:value-type="string" calcext:value-type="string">
            <text:p>Battery connector</text:p>
          </table:table-cell>
          <table:table-cell office:value-type="string" calcext:value-type="string">
            <text:p>G-Switch</text:p>
          </table:table-cell>
          <table:table-cell office:value-type="string" calcext:value-type="string">
            <text:p>GT-BTP30003-0460A-016A</text:p>
          </table:table-cell>
          <table:table-cell office:value-type="string" calcext:value-type="string">
            <text:p>C41378737</text:p>
          </table:table-cell>
          <table:table-cell office:value-type="string" calcext:value-type="string">
            <text:p>CONNECTOR</text:p>
          </table:table-cell>
          <table:table-cell office:value-type="currency" office:currency="USD" office:value="0.2951" calcext:value-type="currency">
            <text:p>$0.29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ader_2_54mm_6P_Female</text:p>
          </table:table-cell>
          <table:table-cell/>
          <table:table-cell office:value-type="string" calcext:value-type="string">
            <text:p>Pin header</text:p>
          </table:table-cell>
          <table:table-cell office:value-type="string" calcext:value-type="string">
            <text:p>HCTL</text:p>
          </table:table-cell>
          <table:table-cell office:value-type="string" calcext:value-type="string">
            <text:p>PM254-1-06-W-8.5</text:p>
          </table:table-cell>
          <table:table-cell office:value-type="string" calcext:value-type="string">
            <text:p>C2897388</text:p>
          </table:table-cell>
          <table:table-cell office:value-type="string" calcext:value-type="string">
            <text:p>HEADER</text:p>
          </table:table-cell>
          <table:table-cell office:value-type="currency" office:currency="USD" office:value="0.1251" calcext:value-type="currency">
            <text:p>$0.12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ck-TRRS</text:p>
          </table:table-cell>
          <table:table-cell/>
          <table:table-cell office:value-type="string" calcext:value-type="string">
            <text:p>TRRS 3.5mm jack</text:p>
          </table:table-cell>
          <table:table-cell office:value-type="string" calcext:value-type="string">
            <text:p>HCTL</text:p>
          </table:table-cell>
          <table:table-cell office:value-type="string" calcext:value-type="string">
            <text:p>HC-PJ-320A-4P-D</text:p>
          </table:table-cell>
          <table:table-cell office:value-type="string" calcext:value-type="string">
            <text:p>C5372851</text:p>
          </table:table-cell>
          <table:table-cell office:value-type="string" calcext:value-type="string">
            <text:p>CONNECTOR</text:p>
          </table:table-cell>
          <table:table-cell office:value-type="currency" office:currency="USD" office:value="0.0662" calcext:value-type="currency">
            <text:p>$0.06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_1_uH</text:p>
          </table:table-cell>
          <table:table-cell office:value-type="string" calcext:value-type="string">
            <text:p>1 µH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DFE201610E-1R0M=P2</text:p>
          </table:table-cell>
          <table:table-cell office:value-type="string" calcext:value-type="string">
            <text:p>C161082</text:p>
          </table:table-cell>
          <table:table-cell office:value-type="string" calcext:value-type="string">
            <text:p>L-0806</text:p>
          </table:table-cell>
          <table:table-cell office:value-type="currency" office:currency="USD" office:value="0.0961" calcext:value-type="currency">
            <text:p>$0.09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M66100DCK</text:p>
          </table:table-cell>
          <table:table-cell/>
          <table:table-cell office:value-type="string" calcext:value-type="string">
            <text:p>Ideal diode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66100DCK</text:p>
          </table:table-cell>
          <table:table-cell office:value-type="string" calcext:value-type="string">
            <text:p>C2869734</text:p>
          </table:table-cell>
          <table:table-cell office:value-type="string" calcext:value-type="string">
            <text:p>SC-70</text:p>
          </table:table-cell>
          <table:table-cell office:value-type="currency" office:currency="USD" office:value="0.1768" calcext:value-type="currency">
            <text:p>$0.17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SK12C02-HB</text:p>
          </table:table-cell>
          <table:table-cell/>
          <table:table-cell office:value-type="string" calcext:value-type="string">
            <text:p>SMD slide switch</text:p>
          </table:table-cell>
          <table:table-cell office:value-type="string" calcext:value-type="string">
            <text:p>Shou Han</text:p>
          </table:table-cell>
          <table:table-cell office:value-type="string" calcext:value-type="string">
            <text:p>MSK12C02-HB</text:p>
          </table:table-cell>
          <table:table-cell office:value-type="string" calcext:value-type="string">
            <text:p>C431541</text:p>
          </table:table-cell>
          <table:table-cell office:value-type="string" calcext:value-type="string">
            <text:p>BUTTON</text:p>
          </table:table-cell>
          <table:table-cell office:value-type="currency" office:currency="USD" office:value="0.0518" calcext:value-type="currency">
            <text:p>$0.05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SD3V3L2BT</text:p>
          </table:table-cell>
          <table:table-cell/>
          <table:table-cell office:value-type="string" calcext:value-type="string">
            <text:p>TVS diode array</text:p>
          </table:table-cell>
          <table:table-cell office:value-type="string" calcext:value-type="string">
            <text:p>Tech Public</text:p>
          </table:table-cell>
          <table:table-cell office:value-type="string" calcext:value-type="string">
            <text:p>PESD3V3L2BT</text:p>
          </table:table-cell>
          <table:table-cell office:value-type="string" calcext:value-type="string">
            <text:p>C2923380</text:p>
          </table:table-cell>
          <table:table-cell office:value-type="string" calcext:value-type="string">
            <text:p>SOT-23</text:p>
          </table:table-cell>
          <table:table-cell office:value-type="currency" office:currency="USD" office:value="0.0432" calcext:value-type="currency">
            <text:p>$0.04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_1_M</text:p>
          </table:table-cell>
          <table:table-cell office:value-type="string" calcext:value-type="string">
            <text:p>1 M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ML</text:p>
          </table:table-cell>
          <table:table-cell office:value-type="string" calcext:value-type="string">
            <text:p>C138033</text:p>
          </table:table-cell>
          <table:table-cell office:value-type="string" calcext:value-type="string">
            <text:p>R-0402</text:p>
          </table:table-cell>
          <table:table-cell office:value-type="currency" office:currency="USD" office:value="0.0006" calcext:value-type="currency">
            <text:p>$0.0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2_2_K</text:p>
          </table:table-cell>
          <table:table-cell office:value-type="string" calcext:value-type="string">
            <text:p>2.2 k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2K2L</text:p>
          </table:table-cell>
          <table:table-cell office:value-type="string" calcext:value-type="string">
            <text:p>C114762</text:p>
          </table:table-cell>
          <table:table-cell office:value-type="string" calcext:value-type="string">
            <text:p>R-0402</text:p>
          </table:table-cell>
          <table:table-cell office:value-type="currency" office:currency="USD" office:value="0.0006" calcext:value-type="currency">
            <text:p>$0.0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5_1_K</text:p>
          </table:table-cell>
          <table:table-cell office:value-type="string" calcext:value-type="string">
            <text:p>5.1 k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Uni-Royal</text:p>
          </table:table-cell>
          <table:table-cell office:value-type="string" calcext:value-type="string">
            <text:p>0402WGF5101TCE</text:p>
          </table:table-cell>
          <table:table-cell office:value-type="string" calcext:value-type="string">
            <text:p>C25905</text:p>
          </table:table-cell>
          <table:table-cell office:value-type="string" calcext:value-type="string">
            <text:p>R-0402</text:p>
          </table:table-cell>
          <table:table-cell office:value-type="currency" office:currency="USD" office:value="0.0005" calcext:value-type="currency">
            <text:p>$0.0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8_06_K</text:p>
          </table:table-cell>
          <table:table-cell office:value-type="string" calcext:value-type="string">
            <text:p>8.06 k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8K06L</text:p>
          </table:table-cell>
          <table:table-cell office:value-type="string" calcext:value-type="string">
            <text:p>C276278</text:p>
          </table:table-cell>
          <table:table-cell office:value-type="string" calcext:value-type="string">
            <text:p>R-0402</text:p>
          </table:table-cell>
          <table:table-cell office:value-type="currency" office:currency="USD" office:value="0.0006" calcext:value-type="currency">
            <text:p>$0.0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10_K</text:p>
          </table:table-cell>
          <table:table-cell office:value-type="string" calcext:value-type="string">
            <text:p>10 k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0KL</text:p>
          </table:table-cell>
          <table:table-cell office:value-type="string" calcext:value-type="string">
            <text:p>C60490</text:p>
          </table:table-cell>
          <table:table-cell office:value-type="string" calcext:value-type="string">
            <text:p>R-0402</text:p>
          </table:table-cell>
          <table:table-cell office:value-type="currency" office:currency="USD" office:value="0.0005" calcext:value-type="currency">
            <text:p>$0.0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86_6_K</text:p>
          </table:table-cell>
          <table:table-cell office:value-type="string" calcext:value-type="string">
            <text:p>86.6 k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Fojan</text:p>
          </table:table-cell>
          <table:table-cell office:value-type="string" calcext:value-type="string">
            <text:p>FRC0603F8662TS</text:p>
          </table:table-cell>
          <table:table-cell office:value-type="string" calcext:value-type="string">
            <text:p>C3000725</text:p>
          </table:table-cell>
          <table:table-cell office:value-type="string" calcext:value-type="string">
            <text:p>R-0603</text:p>
          </table:table-cell>
          <table:table-cell office:value-type="currency" office:currency="USD" office:value="0.0009" calcext:value-type="currency">
            <text:p>$0.0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100_K</text:p>
          </table:table-cell>
          <table:table-cell office:value-type="string" calcext:value-type="string">
            <text:p>100 k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00KL</text:p>
          </table:table-cell>
          <table:table-cell office:value-type="string" calcext:value-type="string">
            <text:p>C60491</text:p>
          </table:table-cell>
          <table:table-cell office:value-type="string" calcext:value-type="string">
            <text:p>R0402</text:p>
          </table:table-cell>
          <table:table-cell office:value-type="currency" office:currency="USD" office:value="0.0006" calcext:value-type="currency">
            <text:p>$0.0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174_K</text:p>
          </table:table-cell>
          <table:table-cell office:value-type="string" calcext:value-type="string">
            <text:p>174 k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Fojan</text:p>
          </table:table-cell>
          <table:table-cell office:value-type="string" calcext:value-type="string">
            <text:p>FRC0603F1743TS</text:p>
          </table:table-cell>
          <table:table-cell office:value-type="string" calcext:value-type="string">
            <text:p>C2933159</text:p>
          </table:table-cell>
          <table:table-cell office:value-type="string" calcext:value-type="string">
            <text:p>R-0603</text:p>
          </table:table-cell>
          <table:table-cell office:value-type="currency" office:currency="USD" office:value="0.0009" calcext:value-type="currency">
            <text:p>$0.0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390_K</text:p>
          </table:table-cell>
          <table:table-cell office:value-type="string" calcext:value-type="string">
            <text:p>390 k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Uni-Royal</text:p>
          </table:table-cell>
          <table:table-cell office:value-type="string" calcext:value-type="string">
            <text:p>0603WAF3903T5E</text:p>
          </table:table-cell>
          <table:table-cell office:value-type="string" calcext:value-type="string">
            <text:p>C23150</text:p>
          </table:table-cell>
          <table:table-cell office:value-type="string" calcext:value-type="string">
            <text:p>R-0603</text:p>
          </table:table-cell>
          <table:table-cell office:value-type="currency" office:currency="USD" office:value="0.0008" calcext:value-type="currency">
            <text:p>$0.0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DCARD-TF-115</text:p>
          </table:table-cell>
          <table:table-cell/>
          <table:table-cell office:value-type="string" calcext:value-type="string">
            <text:p>µSD connector</text:p>
          </table:table-cell>
          <table:table-cell office:value-type="string" calcext:value-type="string">
            <text:p>Xunpu</text:p>
          </table:table-cell>
          <table:table-cell office:value-type="string" calcext:value-type="string">
            <text:p>TF-115-BCP9</text:p>
          </table:table-cell>
          <table:table-cell office:value-type="string" calcext:value-type="string">
            <text:p>C720505</text:p>
          </table:table-cell>
          <table:table-cell office:value-type="string" calcext:value-type="string">
            <text:p>CONNECTOR</text:p>
          </table:table-cell>
          <table:table-cell office:value-type="currency" office:currency="USD" office:value="0.0724" calcext:value-type="currency">
            <text:p>$0.07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TM32H743IxT</text:p>
          </table:table-cell>
          <table:table-cell/>
          <table:table-cell office:value-type="string" calcext:value-type="string">
            <text:p>MCU</text:p>
          </table:table-cell>
          <table:table-cell office:value-type="string" calcext:value-type="string">
            <text:p>STM32</text:p>
          </table:table-cell>
          <table:table-cell office:value-type="string" calcext:value-type="string">
            <text:p>STM32H743IGT</text:p>
          </table:table-cell>
          <table:table-cell office:value-type="string" calcext:value-type="string">
            <text:p>C89597</text:p>
          </table:table-cell>
          <table:table-cell office:value-type="string" calcext:value-type="string">
            <text:p>LQFP-176</text:p>
          </table:table-cell>
          <table:table-cell office:value-type="currency" office:currency="USD" office:value="4.2787" calcext:value-type="currency">
            <text:p>$4.278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AP2502</text:p>
          </table:table-cell>
          <table:table-cell/>
          <table:table-cell office:value-type="string" calcext:value-type="string">
            <text:p>LED current limiter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AP2502</text:p>
          </table:table-cell>
          <table:table-cell office:value-type="string" calcext:value-type="string">
            <text:p>C460349</text:p>
          </table:table-cell>
          <table:table-cell office:value-type="string" calcext:value-type="string">
            <text:p>SOT-23-6</text:p>
          </table:table-cell>
          <table:table-cell office:value-type="currency" office:currency="USD" office:value="0.2041" calcext:value-type="currency">
            <text:p>$0.20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P4057</text:p>
          </table:table-cell>
          <table:table-cell/>
          <table:table-cell office:value-type="string" calcext:value-type="string">
            <text:p>Battery charger</text:p>
          </table:table-cell>
          <table:table-cell office:value-type="string" calcext:value-type="string">
            <text:p>Top Power</text:p>
          </table:table-cell>
          <table:table-cell office:value-type="string" calcext:value-type="string">
            <text:p>TP4057</text:p>
          </table:table-cell>
          <table:table-cell office:value-type="string" calcext:value-type="string">
            <text:p>C725791</text:p>
          </table:table-cell>
          <table:table-cell office:value-type="string" calcext:value-type="string">
            <text:p>TSOT-23-6</text:p>
          </table:table-cell>
          <table:table-cell office:value-type="currency" office:currency="USD" office:value="0.0386" calcext:value-type="currency">
            <text:p>$0.03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PS62A01DRLR</text:p>
          </table:table-cell>
          <table:table-cell/>
          <table:table-cell office:value-type="string" calcext:value-type="string">
            <text:p>Voltage regulato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PS62A01DRLR</text:p>
          </table:table-cell>
          <table:table-cell office:value-type="string" calcext:value-type="string">
            <text:p>C5157937</text:p>
          </table:table-cell>
          <table:table-cell office:value-type="string" calcext:value-type="string">
            <text:p>SOT-563</text:p>
          </table:table-cell>
          <table:table-cell office:value-type="currency" office:currency="USD" office:value="0.0507" calcext:value-type="currency">
            <text:p>$0.05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S-1010</text:p>
          </table:table-cell>
          <table:table-cell/>
          <table:table-cell office:value-type="string" calcext:value-type="string">
            <text:p>SMD button</text:p>
          </table:table-cell>
          <table:table-cell office:value-type="string" calcext:value-type="string">
            <text:p>XKB</text:p>
          </table:table-cell>
          <table:table-cell office:value-type="string" calcext:value-type="string">
            <text:p>TS-1010-B-A</text:p>
          </table:table-cell>
          <table:table-cell office:value-type="string" calcext:value-type="string">
            <text:p>C318941</text:p>
          </table:table-cell>
          <table:table-cell office:value-type="string" calcext:value-type="string">
            <text:p>BUTTON</text:p>
          </table:table-cell>
          <table:table-cell office:value-type="currency" office:currency="USD" office:value="0.0396" calcext:value-type="currency">
            <text:p>$0.03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S-1088</text:p>
          </table:table-cell>
          <table:table-cell/>
          <table:table-cell office:value-type="string" calcext:value-type="string">
            <text:p>SMD button</text:p>
          </table:table-cell>
          <table:table-cell office:value-type="string" calcext:value-type="string">
            <text:p>Xunpu</text:p>
          </table:table-cell>
          <table:table-cell office:value-type="string" calcext:value-type="string">
            <text:p>TS-1088-AR</text:p>
          </table:table-cell>
          <table:table-cell office:value-type="string" calcext:value-type="string">
            <text:p>C720477</text:p>
          </table:table-cell>
          <table:table-cell office:value-type="string" calcext:value-type="string">
            <text:p>BUTTON</text:p>
          </table:table-cell>
          <table:table-cell office:value-type="currency" office:currency="USD" office:value="0.0407" calcext:value-type="currency">
            <text:p>$0.0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SB-TYPE-C-31-M-12</text:p>
          </table:table-cell>
          <table:table-cell/>
          <table:table-cell office:value-type="string" calcext:value-type="string">
            <text:p>USB-C connector</text:p>
          </table:table-cell>
          <table:table-cell office:value-type="string" calcext:value-type="string">
            <text:p>Hroparts</text:p>
          </table:table-cell>
          <table:table-cell office:value-type="string" calcext:value-type="string">
            <text:p>TYPE-C-31-M-12</text:p>
          </table:table-cell>
          <table:table-cell office:value-type="string" calcext:value-type="string">
            <text:p>C165948</text:p>
          </table:table-cell>
          <table:table-cell office:value-type="string" calcext:value-type="string">
            <text:p>CONNECTOR</text:p>
          </table:table-cell>
          <table:table-cell office:value-type="currency" office:currency="USD" office:value="0.1574" calcext:value-type="currency">
            <text:p>$0.15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9825G6KH-x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Winbond</text:p>
          </table:table-cell>
          <table:table-cell office:value-type="string" calcext:value-type="string">
            <text:p>W9825G6KH-6</text:p>
          </table:table-cell>
          <table:table-cell office:value-type="string" calcext:value-type="string">
            <text:p>C62246</text:p>
          </table:table-cell>
          <table:table-cell office:value-type="string" calcext:value-type="string">
            <text:p>TSSOP-54-II</text:p>
          </table:table-cell>
          <table:table-cell office:value-type="currency" office:currency="USD" office:value="1.2547" calcext:value-type="currency">
            <text:p>$1.254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XC6206-P332MR</text:p>
          </table:table-cell>
          <table:table-cell/>
          <table:table-cell office:value-type="string" calcext:value-type="string">
            <text:p>Voltage regulator</text:p>
          </table:table-cell>
          <table:table-cell office:value-type="string" calcext:value-type="string">
            <text:p>Torex Semiconductor</text:p>
          </table:table-cell>
          <table:table-cell office:value-type="string" calcext:value-type="string">
            <text:p>XC6206-P332MR</text:p>
          </table:table-cell>
          <table:table-cell office:value-type="string" calcext:value-type="string">
            <text:p>C5446</text:p>
          </table:table-cell>
          <table:table-cell office:value-type="string" calcext:value-type="string">
            <text:p>SOT-23</text:p>
          </table:table-cell>
          <table:table-cell office:value-type="currency" office:currency="USD" office:value="0.0951" calcext:value-type="currency">
            <text:p>$0.09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SB3320C</text:p>
          </table:table-cell>
          <table:table-cell/>
          <table:table-cell office:value-type="string" calcext:value-type="string">
            <text:p>USB HS PHY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USB3320C-EZK</text:p>
          </table:table-cell>
          <table:table-cell office:value-type="string" calcext:value-type="string">
            <text:p>C132156</text:p>
          </table:table-cell>
          <table:table-cell office:value-type="string" calcext:value-type="string">
            <text:p>QFN-32-EP</text:p>
          </table:table-cell>
          <table:table-cell office:value-type="currency" office:currency="USD" office:value="1.6806" calcext:value-type="currency">
            <text:p>$1.680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LV320AIC3104</text:p>
          </table:table-cell>
          <table:table-cell/>
          <table:table-cell office:value-type="string" calcext:value-type="string">
            <text:p>Audio codec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V320AIC3104IRHBR</text:p>
          </table:table-cell>
          <table:table-cell office:value-type="string" calcext:value-type="string">
            <text:p>C181753</text:p>
          </table:table-cell>
          <table:table-cell office:value-type="string" calcext:value-type="string">
            <text:p>HVQFN-32-EP</text:p>
          </table:table-cell>
          <table:table-cell office:value-type="currency" office:currency="USD" office:value="1.3161" calcext:value-type="currency">
            <text:p>$1.3161</text:p>
          </table:table-cell>
          <table:table-cell office:value-type="float" office:value="33" calcext:value-type="float">
            <text:p>33</text:p>
          </table:table-cell>
        </table:table-row>
      </table:table>
      <table:table table:name="BOM" table:style-name="ta1">
        <table:table-column table:style-name="co18" table:default-cell-style-name="Default"/>
        <table:table-column table:style-name="co4" table:default-cell-style-name="ce9"/>
        <table:table-column table:style-name="co4" table:default-cell-style-name="Default"/>
        <table:table-column table:style-name="co4" table:default-cell-style-name="ce10"/>
        <table:table-column table:style-name="co4" table:default-cell-style-name="Default"/>
        <table:table-row table:style-name="ro1">
          <table:table-cell table:style-name="ce3" office:value-type="string" calcext:value-type="string">
            <text:p>Part Xref</text:p>
          </table:table-cell>
          <table:table-cell table:style-name="ce3" office:value-type="string" calcext:value-type="string">
            <text:p>LCSC Part#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Pads</text:p>
          </table:table-cell>
        </table:table-row>
        <table:table-row table:style-name="ro1">
          <table:table-cell office:value-type="string" calcext:value-type="string">
            <text:p>AO3401A</text:p>
          </table:table-cell>
          <table:table-cell table:formula="of:=VLOOKUP([.$A2];PartIndex;6;0)" office:value-type="string" office:string-value="C347476" calcext:value-type="string">
            <text:p>C347476</text:p>
          </table:table-cell>
          <table:table-cell table:formula="of:=COUNTIF([$SchematicIndex.$B$2:$SchematicIndex.$B$1000];&quot;=&quot;&amp;[.$A2])" office:value-type="float" office:value="4" calcext:value-type="float">
            <text:p>4</text:p>
          </table:table-cell>
          <table:table-cell table:formula="of:=VLOOKUP([.$A2];PartIndex;8;0) * [.$C2]" office:value-type="currency" office:currency="USD" office:value="0.1024" calcext:value-type="currency">
            <text:p>$0.1024</text:p>
          </table:table-cell>
          <table:table-cell table:formula="of:=VLOOKUP([.$A2];PartIndex;9;0) * [.$C2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_1_uF</text:p>
          </table:table-cell>
          <table:table-cell table:formula="of:=VLOOKUP([.$A3];PartIndex;6;0)" office:value-type="string" office:string-value="C52923" calcext:value-type="string">
            <text:p>C52923</text:p>
          </table:table-cell>
          <table:table-cell table:formula="of:=COUNTIF([$SchematicIndex.$B$2:$SchematicIndex.$B$1000];&quot;=&quot;&amp;[.$A3])" office:value-type="float" office:value="4" calcext:value-type="float">
            <text:p>4</text:p>
          </table:table-cell>
          <table:table-cell table:formula="of:=VLOOKUP([.$A3];PartIndex;8;0) * [.$C3]" office:value-type="currency" office:currency="USD" office:value="0.0104" calcext:value-type="currency">
            <text:p>$0.0104</text:p>
          </table:table-cell>
          <table:table-cell table:formula="of:=VLOOKUP([.$A3];PartIndex;9;0) * [.$C3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_2_2_uF</text:p>
          </table:table-cell>
          <table:table-cell table:formula="of:=VLOOKUP([.$A4];PartIndex;6;0)" office:value-type="string" office:string-value="C57895" calcext:value-type="string">
            <text:p>C57895</text:p>
          </table:table-cell>
          <table:table-cell table:formula="of:=COUNTIF([$SchematicIndex.$B$2:$SchematicIndex.$B$1000];&quot;=&quot;&amp;[.$A4])" office:value-type="float" office:value="2" calcext:value-type="float">
            <text:p>2</text:p>
          </table:table-cell>
          <table:table-cell table:formula="of:=VLOOKUP([.$A4];PartIndex;8;0) * [.$C4]" office:value-type="currency" office:currency="USD" office:value="0.0132" calcext:value-type="currency">
            <text:p>$0.0132</text:p>
          </table:table-cell>
          <table:table-cell table:formula="of:=VLOOKUP([.$A4];PartIndex;9;0) * [.$C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_4_7_uF</text:p>
          </table:table-cell>
          <table:table-cell table:formula="of:=VLOOKUP([.$A5];PartIndex;6;0)" office:value-type="string" office:string-value="C69335" calcext:value-type="string">
            <text:p>C69335</text:p>
          </table:table-cell>
          <table:table-cell table:formula="of:=COUNTIF([$SchematicIndex.$B$2:$SchematicIndex.$B$1000];&quot;=&quot;&amp;[.$A5])" office:value-type="float" office:value="3" calcext:value-type="float">
            <text:p>3</text:p>
          </table:table-cell>
          <table:table-cell table:formula="of:=VLOOKUP([.$A5];PartIndex;8;0) * [.$C5]" office:value-type="currency" office:currency="USD" office:value="0.0432" calcext:value-type="currency">
            <text:p>$0.0432</text:p>
          </table:table-cell>
          <table:table-cell table:formula="of:=VLOOKUP([.$A5];PartIndex;9;0) * [.$C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_4_pF_NP0</text:p>
          </table:table-cell>
          <table:table-cell table:formula="of:=VLOOKUP([.$A6];PartIndex;6;0)" office:value-type="string" office:string-value="C541337" calcext:value-type="string">
            <text:p>C541337</text:p>
          </table:table-cell>
          <table:table-cell table:formula="of:=COUNTIF([$SchematicIndex.$B$2:$SchematicIndex.$B$1000];&quot;=&quot;&amp;[.$A6])" office:value-type="float" office:value="2" calcext:value-type="float">
            <text:p>2</text:p>
          </table:table-cell>
          <table:table-cell table:formula="of:=VLOOKUP([.$A6];PartIndex;8;0) * [.$C6]" office:value-type="currency" office:currency="USD" office:value="0.0046" calcext:value-type="currency">
            <text:p>$0.0046</text:p>
          </table:table-cell>
          <table:table-cell table:formula="of:=VLOOKUP([.$A6];PartIndex;9;0) * [.$C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_5_pF_NP0</text:p>
          </table:table-cell>
          <table:table-cell table:formula="of:=VLOOKUP([.$A7];PartIndex;6;0)" office:value-type="string" office:string-value="C161328" calcext:value-type="string">
            <text:p>C161328</text:p>
          </table:table-cell>
          <table:table-cell table:formula="of:=COUNTIF([$SchematicIndex.$B$2:$SchematicIndex.$B$1000];&quot;=&quot;&amp;[.$A7])" office:value-type="float" office:value="2" calcext:value-type="float">
            <text:p>2</text:p>
          </table:table-cell>
          <table:table-cell table:formula="of:=VLOOKUP([.$A7];PartIndex;8;0) * [.$C7]" office:value-type="currency" office:currency="USD" office:value="0.0304" calcext:value-type="currency">
            <text:p>$0.0304</text:p>
          </table:table-cell>
          <table:table-cell table:formula="of:=VLOOKUP([.$A7];PartIndex;9;0) * [.$C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_10_nF_NP0</text:p>
          </table:table-cell>
          <table:table-cell table:formula="of:=VLOOKUP([.$A8];PartIndex;6;0)" office:value-type="string" office:string-value="C85973" calcext:value-type="string">
            <text:p>C85973</text:p>
          </table:table-cell>
          <table:table-cell table:formula="of:=COUNTIF([$SchematicIndex.$B$2:$SchematicIndex.$B$1000];&quot;=&quot;&amp;[.$A8])" office:value-type="float" office:value="1" calcext:value-type="float">
            <text:p>1</text:p>
          </table:table-cell>
          <table:table-cell table:formula="of:=VLOOKUP([.$A8];PartIndex;8;0) * [.$C8]" office:value-type="currency" office:currency="USD" office:value="0.0258" calcext:value-type="currency">
            <text:p>$0.0258</text:p>
          </table:table-cell>
          <table:table-cell table:formula="of:=VLOOKUP([.$A8];PartIndex;9;0) * [.$C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_10_uF</text:p>
          </table:table-cell>
          <table:table-cell table:formula="of:=VLOOKUP([.$A9];PartIndex;6;0)" office:value-type="string" office:string-value="C91606" calcext:value-type="string">
            <text:p>C91606</text:p>
          </table:table-cell>
          <table:table-cell table:formula="of:=COUNTIF([$SchematicIndex.$B$2:$SchematicIndex.$B$1000];&quot;=&quot;&amp;[.$A9])" office:value-type="float" office:value="5" calcext:value-type="float">
            <text:p>5</text:p>
          </table:table-cell>
          <table:table-cell table:formula="of:=VLOOKUP([.$A9];PartIndex;8;0) * [.$C9]" office:value-type="currency" office:currency="USD" office:value="0.099" calcext:value-type="currency">
            <text:p>$0.0990</text:p>
          </table:table-cell>
          <table:table-cell table:formula="of:=VLOOKUP([.$A9];PartIndex;9;0) * [.$C9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_10_uF_Elec</text:p>
          </table:table-cell>
          <table:table-cell table:formula="of:=VLOOKUP([.$A10];PartIndex;6;0)" office:value-type="string" office:string-value="C72485" calcext:value-type="string">
            <text:p>C72485</text:p>
          </table:table-cell>
          <table:table-cell table:formula="of:=COUNTIF([$SchematicIndex.$B$2:$SchematicIndex.$B$1000];&quot;=&quot;&amp;[.$A10])" office:value-type="float" office:value="2" calcext:value-type="float">
            <text:p>2</text:p>
          </table:table-cell>
          <table:table-cell table:formula="of:=VLOOKUP([.$A10];PartIndex;8;0) * [.$C10]" office:value-type="currency" office:currency="USD" office:value="0.0496" calcext:value-type="currency">
            <text:p>$0.0496</text:p>
          </table:table-cell>
          <table:table-cell table:formula="of:=VLOOKUP([.$A10];PartIndex;9;0) * [.$C1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_22_uF</text:p>
          </table:table-cell>
          <table:table-cell table:formula="of:=VLOOKUP([.$A11];PartIndex;6;0)" office:value-type="string" office:string-value="C86816" calcext:value-type="string">
            <text:p>C86816</text:p>
          </table:table-cell>
          <table:table-cell table:formula="of:=COUNTIF([$SchematicIndex.$B$2:$SchematicIndex.$B$1000];&quot;=&quot;&amp;[.$A11])" office:value-type="float" office:value="4" calcext:value-type="float">
            <text:p>4</text:p>
          </table:table-cell>
          <table:table-cell table:formula="of:=VLOOKUP([.$A11];PartIndex;8;0) * [.$C11]" office:value-type="currency" office:currency="USD" office:value="0.1688" calcext:value-type="currency">
            <text:p>$0.1688</text:p>
          </table:table-cell>
          <table:table-cell table:formula="of:=VLOOKUP([.$A11];PartIndex;9;0) * [.$C11]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string" calcext:value-type="string">
            <text:p>C_100_nF</text:p>
          </table:table-cell>
          <table:table-cell table:formula="of:=VLOOKUP([.$A12];PartIndex;6;0)" office:value-type="string" office:string-value="C77020" calcext:value-type="string">
            <text:p>C77020</text:p>
          </table:table-cell>
          <table:table-cell table:formula="of:=COUNTIF([$SchematicIndex.$B$2:$SchematicIndex.$B$1000];&quot;=&quot;&amp;[.$A12])" office:value-type="float" office:value="32" calcext:value-type="float">
            <text:p>32</text:p>
          </table:table-cell>
          <table:table-cell table:formula="of:=VLOOKUP([.$A12];PartIndex;8;0) * [.$C12]" office:value-type="currency" office:currency="USD" office:value="0.096" calcext:value-type="currency">
            <text:p>$0.0960</text:p>
          </table:table-cell>
          <table:table-cell table:formula="of:=VLOOKUP([.$A12];PartIndex;9;0) * [.$C12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ESD3V3AP-ES</text:p>
          </table:table-cell>
          <table:table-cell table:formula="of:=VLOOKUP([.$A13];PartIndex;6;0)" office:value-type="string" office:string-value="C5199223" calcext:value-type="string">
            <text:p>C5199223</text:p>
          </table:table-cell>
          <table:table-cell table:formula="of:=COUNTIF([$SchematicIndex.$B$2:$SchematicIndex.$B$1000];&quot;=&quot;&amp;[.$A13])" office:value-type="float" office:value="10" calcext:value-type="float">
            <text:p>10</text:p>
          </table:table-cell>
          <table:table-cell table:formula="of:=VLOOKUP([.$A13];PartIndex;8;0) * [.$C13]" office:value-type="currency" office:currency="USD" office:value="0.271" calcext:value-type="currency">
            <text:p>$0.2710</text:p>
          </table:table-cell>
          <table:table-cell table:formula="of:=VLOOKUP([.$A13];PartIndex;9;0) * [.$C13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onn-FPC-35P</text:p>
          </table:table-cell>
          <table:table-cell table:formula="of:=VLOOKUP([.$A14];PartIndex;6;0)" office:value-type="string" office:string-value="C18198555" calcext:value-type="string">
            <text:p>C18198555</text:p>
          </table:table-cell>
          <table:table-cell table:formula="of:=COUNTIF([$SchematicIndex.$B$2:$SchematicIndex.$B$1000];&quot;=&quot;&amp;[.$A14])" office:value-type="float" office:value="1" calcext:value-type="float">
            <text:p>1</text:p>
          </table:table-cell>
          <table:table-cell table:formula="of:=VLOOKUP([.$A14];PartIndex;8;0) * [.$C14]" office:value-type="currency" office:currency="USD" office:value="0.1319" calcext:value-type="currency">
            <text:p>$0.1319</text:p>
          </table:table-cell>
          <table:table-cell table:formula="of:=VLOOKUP([.$A14];PartIndex;9;0) * [.$C14]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rystal_24MHz</text:p>
          </table:table-cell>
          <table:table-cell table:formula="of:=VLOOKUP([.$A15];PartIndex;6;0)" office:value-type="string" office:string-value="C37635376" calcext:value-type="string">
            <text:p>C37635376</text:p>
          </table:table-cell>
          <table:table-cell table:formula="of:=COUNTIF([$SchematicIndex.$B$2:$SchematicIndex.$B$1000];&quot;=&quot;&amp;[.$A15])" office:value-type="float" office:value="1" calcext:value-type="float">
            <text:p>1</text:p>
          </table:table-cell>
          <table:table-cell table:formula="of:=VLOOKUP([.$A15];PartIndex;8;0) * [.$C15]" office:value-type="currency" office:currency="USD" office:value="0.0529" calcext:value-type="currency">
            <text:p>$0.0529</text:p>
          </table:table-cell>
          <table:table-cell table:formula="of:=VLOOKUP([.$A15];PartIndex;9;0) * [.$C1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ystal_32KHz</text:p>
          </table:table-cell>
          <table:table-cell table:formula="of:=VLOOKUP([.$A16];PartIndex;6;0)" office:value-type="string" office:string-value="C97606" calcext:value-type="string">
            <text:p>C97606</text:p>
          </table:table-cell>
          <table:table-cell table:formula="of:=COUNTIF([$SchematicIndex.$B$2:$SchematicIndex.$B$1000];&quot;=&quot;&amp;[.$A16])" office:value-type="float" office:value="1" calcext:value-type="float">
            <text:p>1</text:p>
          </table:table-cell>
          <table:table-cell table:formula="of:=VLOOKUP([.$A16];PartIndex;8;0) * [.$C16]" office:value-type="currency" office:currency="USD" office:value="0.1691" calcext:value-type="currency">
            <text:p>$0.1691</text:p>
          </table:table-cell>
          <table:table-cell table:formula="of:=VLOOKUP([.$A16];PartIndex;9;0) * [.$C1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ode</text:p>
          </table:table-cell>
          <table:table-cell table:formula="of:=VLOOKUP([.$A17];PartIndex;6;0)" office:value-type="string" office:string-value="C191023" calcext:value-type="string">
            <text:p>C191023</text:p>
          </table:table-cell>
          <table:table-cell table:formula="of:=COUNTIF([$SchematicIndex.$B$2:$SchematicIndex.$B$1000];&quot;=&quot;&amp;[.$A17])" office:value-type="float" office:value="4" calcext:value-type="float">
            <text:p>4</text:p>
          </table:table-cell>
          <table:table-cell table:formula="of:=VLOOKUP([.$A17];PartIndex;8;0) * [.$C17]" office:value-type="currency" office:currency="USD" office:value="0.0328" calcext:value-type="currency">
            <text:p>$0.0328</text:p>
          </table:table-cell>
          <table:table-cell table:formula="of:=VLOOKUP([.$A17];PartIndex;9;0) * [.$C1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T-BTP30003-0460A-016A</text:p>
          </table:table-cell>
          <table:table-cell table:formula="of:=VLOOKUP([.$A18];PartIndex;6;0)" office:value-type="string" office:string-value="C41378737" calcext:value-type="string">
            <text:p>C41378737</text:p>
          </table:table-cell>
          <table:table-cell table:formula="of:=COUNTIF([$SchematicIndex.$B$2:$SchematicIndex.$B$1000];&quot;=&quot;&amp;[.$A18])" office:value-type="float" office:value="1" calcext:value-type="float">
            <text:p>1</text:p>
          </table:table-cell>
          <table:table-cell table:formula="of:=VLOOKUP([.$A18];PartIndex;8;0) * [.$C18]" office:value-type="currency" office:currency="USD" office:value="0.2951" calcext:value-type="currency">
            <text:p>$0.2951</text:p>
          </table:table-cell>
          <table:table-cell table:formula="of:=VLOOKUP([.$A18];PartIndex;9;0) * [.$C1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ader_2_54mm_6P_Female</text:p>
          </table:table-cell>
          <table:table-cell table:formula="of:=VLOOKUP([.$A19];PartIndex;6;0)" office:value-type="string" office:string-value="C2897388" calcext:value-type="string">
            <text:p>C2897388</text:p>
          </table:table-cell>
          <table:table-cell table:formula="of:=COUNTIF([$SchematicIndex.$B$2:$SchematicIndex.$B$1000];&quot;=&quot;&amp;[.$A19])" office:value-type="float" office:value="1" calcext:value-type="float">
            <text:p>1</text:p>
          </table:table-cell>
          <table:table-cell table:formula="of:=VLOOKUP([.$A19];PartIndex;8;0) * [.$C19]" office:value-type="currency" office:currency="USD" office:value="0.1251" calcext:value-type="currency">
            <text:p>$0.1251</text:p>
          </table:table-cell>
          <table:table-cell table:formula="of:=VLOOKUP([.$A19];PartIndex;9;0) * [.$C1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ck-TRRS</text:p>
          </table:table-cell>
          <table:table-cell table:formula="of:=VLOOKUP([.$A20];PartIndex;6;0)" office:value-type="string" office:string-value="C5372851" calcext:value-type="string">
            <text:p>C5372851</text:p>
          </table:table-cell>
          <table:table-cell table:formula="of:=COUNTIF([$SchematicIndex.$B$2:$SchematicIndex.$B$1000];&quot;=&quot;&amp;[.$A20])" office:value-type="float" office:value="2" calcext:value-type="float">
            <text:p>2</text:p>
          </table:table-cell>
          <table:table-cell table:formula="of:=VLOOKUP([.$A20];PartIndex;8;0) * [.$C20]" office:value-type="currency" office:currency="USD" office:value="0.1324" calcext:value-type="currency">
            <text:p>$0.1324</text:p>
          </table:table-cell>
          <table:table-cell table:formula="of:=VLOOKUP([.$A20];PartIndex;9;0) * [.$C20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_1_uH</text:p>
          </table:table-cell>
          <table:table-cell table:formula="of:=VLOOKUP([.$A21];PartIndex;6;0)" office:value-type="string" office:string-value="C161082" calcext:value-type="string">
            <text:p>C161082</text:p>
          </table:table-cell>
          <table:table-cell table:formula="of:=COUNTIF([$SchematicIndex.$B$2:$SchematicIndex.$B$1000];&quot;=&quot;&amp;[.$A21])" office:value-type="float" office:value="2" calcext:value-type="float">
            <text:p>2</text:p>
          </table:table-cell>
          <table:table-cell table:formula="of:=VLOOKUP([.$A21];PartIndex;8;0) * [.$C21]" office:value-type="currency" office:currency="USD" office:value="0.1922" calcext:value-type="currency">
            <text:p>$0.1922</text:p>
          </table:table-cell>
          <table:table-cell table:formula="of:=VLOOKUP([.$A21];PartIndex;9;0) * [.$C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M66100DCK</text:p>
          </table:table-cell>
          <table:table-cell table:formula="of:=VLOOKUP([.$A22];PartIndex;6;0)" office:value-type="string" office:string-value="C2869734" calcext:value-type="string">
            <text:p>C2869734</text:p>
          </table:table-cell>
          <table:table-cell table:formula="of:=COUNTIF([$SchematicIndex.$B$2:$SchematicIndex.$B$1000];&quot;=&quot;&amp;[.$A22])" office:value-type="float" office:value="1" calcext:value-type="float">
            <text:p>1</text:p>
          </table:table-cell>
          <table:table-cell table:formula="of:=VLOOKUP([.$A22];PartIndex;8;0) * [.$C22]" office:value-type="currency" office:currency="USD" office:value="0.1768" calcext:value-type="currency">
            <text:p>$0.1768</text:p>
          </table:table-cell>
          <table:table-cell table:formula="of:=VLOOKUP([.$A22];PartIndex;9;0) * [.$C22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SK12C02-HB</text:p>
          </table:table-cell>
          <table:table-cell table:formula="of:=VLOOKUP([.$A23];PartIndex;6;0)" office:value-type="string" office:string-value="C431541" calcext:value-type="string">
            <text:p>C431541</text:p>
          </table:table-cell>
          <table:table-cell table:formula="of:=COUNTIF([$SchematicIndex.$B$2:$SchematicIndex.$B$1000];&quot;=&quot;&amp;[.$A23])" office:value-type="float" office:value="1" calcext:value-type="float">
            <text:p>1</text:p>
          </table:table-cell>
          <table:table-cell table:formula="of:=VLOOKUP([.$A23];PartIndex;8;0) * [.$C23]" office:value-type="currency" office:currency="USD" office:value="0.0518" calcext:value-type="currency">
            <text:p>$0.0518</text:p>
          </table:table-cell>
          <table:table-cell table:formula="of:=VLOOKUP([.$A23];PartIndex;9;0) * [.$C23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SD3V3L2BT</text:p>
          </table:table-cell>
          <table:table-cell table:formula="of:=VLOOKUP([.$A24];PartIndex;6;0)" office:value-type="string" office:string-value="C2923380" calcext:value-type="string">
            <text:p>C2923380</text:p>
          </table:table-cell>
          <table:table-cell table:formula="of:=COUNTIF([$SchematicIndex.$B$2:$SchematicIndex.$B$1000];&quot;=&quot;&amp;[.$A24])" office:value-type="float" office:value="1" calcext:value-type="float">
            <text:p>1</text:p>
          </table:table-cell>
          <table:table-cell table:formula="of:=VLOOKUP([.$A24];PartIndex;8;0) * [.$C24]" office:value-type="currency" office:currency="USD" office:value="0.0432" calcext:value-type="currency">
            <text:p>$0.0432</text:p>
          </table:table-cell>
          <table:table-cell table:formula="of:=VLOOKUP([.$A24];PartIndex;9;0) * [.$C2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_1_M</text:p>
          </table:table-cell>
          <table:table-cell table:formula="of:=VLOOKUP([.$A25];PartIndex;6;0)" office:value-type="string" office:string-value="C138033" calcext:value-type="string">
            <text:p>C138033</text:p>
          </table:table-cell>
          <table:table-cell table:formula="of:=COUNTIF([$SchematicIndex.$B$2:$SchematicIndex.$B$1000];&quot;=&quot;&amp;[.$A25])" office:value-type="float" office:value="1" calcext:value-type="float">
            <text:p>1</text:p>
          </table:table-cell>
          <table:table-cell table:formula="of:=VLOOKUP([.$A25];PartIndex;8;0) * [.$C25]" office:value-type="currency" office:currency="USD" office:value="0.0006" calcext:value-type="currency">
            <text:p>$0.0006</text:p>
          </table:table-cell>
          <table:table-cell table:formula="of:=VLOOKUP([.$A25];PartIndex;9;0) * [.$C2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2_2_K</text:p>
          </table:table-cell>
          <table:table-cell table:formula="of:=VLOOKUP([.$A26];PartIndex;6;0)" office:value-type="string" office:string-value="C114762" calcext:value-type="string">
            <text:p>C114762</text:p>
          </table:table-cell>
          <table:table-cell table:formula="of:=COUNTIF([$SchematicIndex.$B$2:$SchematicIndex.$B$1000];&quot;=&quot;&amp;[.$A26])" office:value-type="float" office:value="2" calcext:value-type="float">
            <text:p>2</text:p>
          </table:table-cell>
          <table:table-cell table:formula="of:=VLOOKUP([.$A26];PartIndex;8;0) * [.$C26]" office:value-type="currency" office:currency="USD" office:value="0.0012" calcext:value-type="currency">
            <text:p>$0.0012</text:p>
          </table:table-cell>
          <table:table-cell table:formula="of:=VLOOKUP([.$A26];PartIndex;9;0) * [.$C2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_5_1_K</text:p>
          </table:table-cell>
          <table:table-cell table:formula="of:=VLOOKUP([.$A27];PartIndex;6;0)" office:value-type="string" office:string-value="C25905" calcext:value-type="string">
            <text:p>C25905</text:p>
          </table:table-cell>
          <table:table-cell table:formula="of:=COUNTIF([$SchematicIndex.$B$2:$SchematicIndex.$B$1000];&quot;=&quot;&amp;[.$A27])" office:value-type="float" office:value="2" calcext:value-type="float">
            <text:p>2</text:p>
          </table:table-cell>
          <table:table-cell table:formula="of:=VLOOKUP([.$A27];PartIndex;8;0) * [.$C27]" office:value-type="currency" office:currency="USD" office:value="0.001" calcext:value-type="currency">
            <text:p>$0.0010</text:p>
          </table:table-cell>
          <table:table-cell table:formula="of:=VLOOKUP([.$A27];PartIndex;9;0) * [.$C2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_8_06_K</text:p>
          </table:table-cell>
          <table:table-cell table:formula="of:=VLOOKUP([.$A28];PartIndex;6;0)" office:value-type="string" office:string-value="C276278" calcext:value-type="string">
            <text:p>C276278</text:p>
          </table:table-cell>
          <table:table-cell table:formula="of:=COUNTIF([$SchematicIndex.$B$2:$SchematicIndex.$B$1000];&quot;=&quot;&amp;[.$A28])" office:value-type="float" office:value="1" calcext:value-type="float">
            <text:p>1</text:p>
          </table:table-cell>
          <table:table-cell table:formula="of:=VLOOKUP([.$A28];PartIndex;8;0) * [.$C28]" office:value-type="currency" office:currency="USD" office:value="0.0006" calcext:value-type="currency">
            <text:p>$0.0006</text:p>
          </table:table-cell>
          <table:table-cell table:formula="of:=VLOOKUP([.$A28];PartIndex;9;0) * [.$C2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10_K</text:p>
          </table:table-cell>
          <table:table-cell table:formula="of:=VLOOKUP([.$A29];PartIndex;6;0)" office:value-type="string" office:string-value="C60490" calcext:value-type="string">
            <text:p>C60490</text:p>
          </table:table-cell>
          <table:table-cell table:formula="of:=COUNTIF([$SchematicIndex.$B$2:$SchematicIndex.$B$1000];&quot;=&quot;&amp;[.$A29])" office:value-type="float" office:value="4" calcext:value-type="float">
            <text:p>4</text:p>
          </table:table-cell>
          <table:table-cell table:formula="of:=VLOOKUP([.$A29];PartIndex;8;0) * [.$C29]" office:value-type="currency" office:currency="USD" office:value="0.002" calcext:value-type="currency">
            <text:p>$0.0020</text:p>
          </table:table-cell>
          <table:table-cell table:formula="of:=VLOOKUP([.$A29];PartIndex;9;0) * [.$C2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_86_6_K</text:p>
          </table:table-cell>
          <table:table-cell table:formula="of:=VLOOKUP([.$A30];PartIndex;6;0)" office:value-type="string" office:string-value="C3000725" calcext:value-type="string">
            <text:p>C3000725</text:p>
          </table:table-cell>
          <table:table-cell table:formula="of:=COUNTIF([$SchematicIndex.$B$2:$SchematicIndex.$B$1000];&quot;=&quot;&amp;[.$A30])" office:value-type="float" office:value="2" calcext:value-type="float">
            <text:p>2</text:p>
          </table:table-cell>
          <table:table-cell table:formula="of:=VLOOKUP([.$A30];PartIndex;8;0) * [.$C30]" office:value-type="currency" office:currency="USD" office:value="0.0018" calcext:value-type="currency">
            <text:p>$0.0018</text:p>
          </table:table-cell>
          <table:table-cell table:formula="of:=VLOOKUP([.$A30];PartIndex;9;0) * [.$C3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_100_K</text:p>
          </table:table-cell>
          <table:table-cell table:formula="of:=VLOOKUP([.$A31];PartIndex;6;0)" office:value-type="string" office:string-value="C60491" calcext:value-type="string">
            <text:p>C60491</text:p>
          </table:table-cell>
          <table:table-cell table:formula="of:=COUNTIF([$SchematicIndex.$B$2:$SchematicIndex.$B$1000];&quot;=&quot;&amp;[.$A31])" office:value-type="float" office:value="12" calcext:value-type="float">
            <text:p>12</text:p>
          </table:table-cell>
          <table:table-cell table:formula="of:=VLOOKUP([.$A31];PartIndex;8;0) * [.$C31]" office:value-type="currency" office:currency="USD" office:value="0.0072" calcext:value-type="currency">
            <text:p>$0.0072</text:p>
          </table:table-cell>
          <table:table-cell table:formula="of:=VLOOKUP([.$A31];PartIndex;9;0) * [.$C31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_174_K</text:p>
          </table:table-cell>
          <table:table-cell table:formula="of:=VLOOKUP([.$A32];PartIndex;6;0)" office:value-type="string" office:string-value="C2933159" calcext:value-type="string">
            <text:p>C2933159</text:p>
          </table:table-cell>
          <table:table-cell table:formula="of:=COUNTIF([$SchematicIndex.$B$2:$SchematicIndex.$B$1000];&quot;=&quot;&amp;[.$A32])" office:value-type="float" office:value="3" calcext:value-type="float">
            <text:p>3</text:p>
          </table:table-cell>
          <table:table-cell table:formula="of:=VLOOKUP([.$A32];PartIndex;8;0) * [.$C32]" office:value-type="currency" office:currency="USD" office:value="0.0027" calcext:value-type="currency">
            <text:p>$0.0027</text:p>
          </table:table-cell>
          <table:table-cell table:formula="of:=VLOOKUP([.$A32];PartIndex;9;0) * [.$C32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_390_K</text:p>
          </table:table-cell>
          <table:table-cell table:formula="of:=VLOOKUP([.$A33];PartIndex;6;0)" office:value-type="string" office:string-value="C23150" calcext:value-type="string">
            <text:p>C23150</text:p>
          </table:table-cell>
          <table:table-cell table:formula="of:=COUNTIF([$SchematicIndex.$B$2:$SchematicIndex.$B$1000];&quot;=&quot;&amp;[.$A33])" office:value-type="float" office:value="2" calcext:value-type="float">
            <text:p>2</text:p>
          </table:table-cell>
          <table:table-cell table:formula="of:=VLOOKUP([.$A33];PartIndex;8;0) * [.$C33]" office:value-type="currency" office:currency="USD" office:value="0.0016" calcext:value-type="currency">
            <text:p>$0.0016</text:p>
          </table:table-cell>
          <table:table-cell table:formula="of:=VLOOKUP([.$A33];PartIndex;9;0) * [.$C3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DCARD-TF-115</text:p>
          </table:table-cell>
          <table:table-cell table:formula="of:=VLOOKUP([.$A34];PartIndex;6;0)" office:value-type="string" office:string-value="C720505" calcext:value-type="string">
            <text:p>C720505</text:p>
          </table:table-cell>
          <table:table-cell table:formula="of:=COUNTIF([$SchematicIndex.$B$2:$SchematicIndex.$B$1000];&quot;=&quot;&amp;[.$A34])" office:value-type="float" office:value="1" calcext:value-type="float">
            <text:p>1</text:p>
          </table:table-cell>
          <table:table-cell table:formula="of:=VLOOKUP([.$A34];PartIndex;8;0) * [.$C34]" office:value-type="currency" office:currency="USD" office:value="0.0724" calcext:value-type="currency">
            <text:p>$0.0724</text:p>
          </table:table-cell>
          <table:table-cell table:formula="of:=VLOOKUP([.$A34];PartIndex;9;0) * [.$C34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TM32H743IxT</text:p>
          </table:table-cell>
          <table:table-cell table:formula="of:=VLOOKUP([.$A35];PartIndex;6;0)" office:value-type="string" office:string-value="C89597" calcext:value-type="string">
            <text:p>C89597</text:p>
          </table:table-cell>
          <table:table-cell table:formula="of:=COUNTIF([$SchematicIndex.$B$2:$SchematicIndex.$B$1000];&quot;=&quot;&amp;[.$A35])" office:value-type="float" office:value="1" calcext:value-type="float">
            <text:p>1</text:p>
          </table:table-cell>
          <table:table-cell table:formula="of:=VLOOKUP([.$A35];PartIndex;8;0) * [.$C35]" office:value-type="currency" office:currency="USD" office:value="4.2787" calcext:value-type="currency">
            <text:p>$4.2787</text:p>
          </table:table-cell>
          <table:table-cell table:formula="of:=VLOOKUP([.$A35];PartIndex;9;0) * [.$C35]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AP2502</text:p>
          </table:table-cell>
          <table:table-cell table:formula="of:=VLOOKUP([.$A36];PartIndex;6;0)" office:value-type="string" office:string-value="C460349" calcext:value-type="string">
            <text:p>C460349</text:p>
          </table:table-cell>
          <table:table-cell table:formula="of:=COUNTIF([$SchematicIndex.$B$2:$SchematicIndex.$B$1000];&quot;=&quot;&amp;[.$A36])" office:value-type="float" office:value="1" calcext:value-type="float">
            <text:p>1</text:p>
          </table:table-cell>
          <table:table-cell table:formula="of:=VLOOKUP([.$A36];PartIndex;8;0) * [.$C36]" office:value-type="currency" office:currency="USD" office:value="0.2041" calcext:value-type="currency">
            <text:p>$0.2041</text:p>
          </table:table-cell>
          <table:table-cell table:formula="of:=VLOOKUP([.$A36];PartIndex;9;0) * [.$C3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P4057</text:p>
          </table:table-cell>
          <table:table-cell table:formula="of:=VLOOKUP([.$A37];PartIndex;6;0)" office:value-type="string" office:string-value="C725791" calcext:value-type="string">
            <text:p>C725791</text:p>
          </table:table-cell>
          <table:table-cell table:formula="of:=COUNTIF([$SchematicIndex.$B$2:$SchematicIndex.$B$1000];&quot;=&quot;&amp;[.$A37])" office:value-type="float" office:value="1" calcext:value-type="float">
            <text:p>1</text:p>
          </table:table-cell>
          <table:table-cell table:formula="of:=VLOOKUP([.$A37];PartIndex;8;0) * [.$C37]" office:value-type="currency" office:currency="USD" office:value="0.0386" calcext:value-type="currency">
            <text:p>$0.0386</text:p>
          </table:table-cell>
          <table:table-cell table:formula="of:=VLOOKUP([.$A37];PartIndex;9;0) * [.$C3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PS62A01DRLR</text:p>
          </table:table-cell>
          <table:table-cell table:formula="of:=VLOOKUP([.$A38];PartIndex;6;0)" office:value-type="string" office:string-value="C5157937" calcext:value-type="string">
            <text:p>C5157937</text:p>
          </table:table-cell>
          <table:table-cell table:formula="of:=COUNTIF([$SchematicIndex.$B$2:$SchematicIndex.$B$1000];&quot;=&quot;&amp;[.$A38])" office:value-type="float" office:value="2" calcext:value-type="float">
            <text:p>2</text:p>
          </table:table-cell>
          <table:table-cell table:formula="of:=VLOOKUP([.$A38];PartIndex;8;0) * [.$C38]" office:value-type="currency" office:currency="USD" office:value="0.1014" calcext:value-type="currency">
            <text:p>$0.1014</text:p>
          </table:table-cell>
          <table:table-cell table:formula="of:=VLOOKUP([.$A38];PartIndex;9;0) * [.$C38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S-1010</text:p>
          </table:table-cell>
          <table:table-cell table:formula="of:=VLOOKUP([.$A39];PartIndex;6;0)" office:value-type="string" office:string-value="C318941" calcext:value-type="string">
            <text:p>C318941</text:p>
          </table:table-cell>
          <table:table-cell table:formula="of:=COUNTIF([$SchematicIndex.$B$2:$SchematicIndex.$B$1000];&quot;=&quot;&amp;[.$A39])" office:value-type="float" office:value="3" calcext:value-type="float">
            <text:p>3</text:p>
          </table:table-cell>
          <table:table-cell table:formula="of:=VLOOKUP([.$A39];PartIndex;8;0) * [.$C39]" office:value-type="currency" office:currency="USD" office:value="0.1188" calcext:value-type="currency">
            <text:p>$0.1188</text:p>
          </table:table-cell>
          <table:table-cell table:formula="of:=VLOOKUP([.$A39];PartIndex;9;0) * [.$C39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S-1088</text:p>
          </table:table-cell>
          <table:table-cell table:formula="of:=VLOOKUP([.$A40];PartIndex;6;0)" office:value-type="string" office:string-value="C720477" calcext:value-type="string">
            <text:p>C720477</text:p>
          </table:table-cell>
          <table:table-cell table:formula="of:=COUNTIF([$SchematicIndex.$B$2:$SchematicIndex.$B$1000];&quot;=&quot;&amp;[.$A40])" office:value-type="float" office:value="2" calcext:value-type="float">
            <text:p>2</text:p>
          </table:table-cell>
          <table:table-cell table:formula="of:=VLOOKUP([.$A40];PartIndex;8;0) * [.$C40]" office:value-type="currency" office:currency="USD" office:value="0.0814" calcext:value-type="currency">
            <text:p>$0.0814</text:p>
          </table:table-cell>
          <table:table-cell table:formula="of:=VLOOKUP([.$A40];PartIndex;9;0) * [.$C4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SB-TYPE-C-31-M-12</text:p>
          </table:table-cell>
          <table:table-cell table:formula="of:=VLOOKUP([.$A41];PartIndex;6;0)" office:value-type="string" office:string-value="C165948" calcext:value-type="string">
            <text:p>C165948</text:p>
          </table:table-cell>
          <table:table-cell table:formula="of:=COUNTIF([$SchematicIndex.$B$2:$SchematicIndex.$B$1000];&quot;=&quot;&amp;[.$A41])" office:value-type="float" office:value="1" calcext:value-type="float">
            <text:p>1</text:p>
          </table:table-cell>
          <table:table-cell table:formula="of:=VLOOKUP([.$A41];PartIndex;8;0) * [.$C41]" office:value-type="currency" office:currency="USD" office:value="0.1574" calcext:value-type="currency">
            <text:p>$0.1574</text:p>
          </table:table-cell>
          <table:table-cell table:formula="of:=VLOOKUP([.$A41];PartIndex;9;0) * [.$C41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9825G6KH-x</text:p>
          </table:table-cell>
          <table:table-cell table:formula="of:=VLOOKUP([.$A42];PartIndex;6;0)" office:value-type="string" office:string-value="C62246" calcext:value-type="string">
            <text:p>C62246</text:p>
          </table:table-cell>
          <table:table-cell table:formula="of:=COUNTIF([$SchematicIndex.$B$2:$SchematicIndex.$B$1000];&quot;=&quot;&amp;[.$A42])" office:value-type="float" office:value="1" calcext:value-type="float">
            <text:p>1</text:p>
          </table:table-cell>
          <table:table-cell table:formula="of:=VLOOKUP([.$A42];PartIndex;8;0) * [.$C42]" office:value-type="currency" office:currency="USD" office:value="1.2547" calcext:value-type="currency">
            <text:p>$1.2547</text:p>
          </table:table-cell>
          <table:table-cell table:formula="of:=VLOOKUP([.$A42];PartIndex;9;0) * [.$C42]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XC6206-P332MR</text:p>
          </table:table-cell>
          <table:table-cell table:formula="of:=VLOOKUP([.$A43];PartIndex;6;0)" office:value-type="string" office:string-value="C5446" calcext:value-type="string">
            <text:p>C5446</text:p>
          </table:table-cell>
          <table:table-cell table:formula="of:=COUNTIF([$SchematicIndex.$B$2:$SchematicIndex.$B$1000];&quot;=&quot;&amp;[.$A43])" office:value-type="float" office:value="1" calcext:value-type="float">
            <text:p>1</text:p>
          </table:table-cell>
          <table:table-cell table:formula="of:=VLOOKUP([.$A43];PartIndex;8;0) * [.$C43]" office:value-type="currency" office:currency="USD" office:value="0.0951" calcext:value-type="currency">
            <text:p>$0.0951</text:p>
          </table:table-cell>
          <table:table-cell table:formula="of:=VLOOKUP([.$A43];PartIndex;9;0) * [.$C4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SB3320C</text:p>
          </table:table-cell>
          <table:table-cell table:formula="of:=VLOOKUP([.$A44];PartIndex;6;0)" office:value-type="string" office:string-value="C132156" calcext:value-type="string">
            <text:p>C132156</text:p>
          </table:table-cell>
          <table:table-cell table:formula="of:=COUNTIF([$SchematicIndex.$B$2:$SchematicIndex.$B$1000];&quot;=&quot;&amp;[.$A44])" office:value-type="float" office:value="1" calcext:value-type="float">
            <text:p>1</text:p>
          </table:table-cell>
          <table:table-cell table:formula="of:=VLOOKUP([.$A44];PartIndex;8;0) * [.$C44]" office:value-type="currency" office:currency="USD" office:value="1.6806" calcext:value-type="currency">
            <text:p>$1.6806</text:p>
          </table:table-cell>
          <table:table-cell table:formula="of:=VLOOKUP([.$A44];PartIndex;9;0) * [.$C44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LV320AIC3104</text:p>
          </table:table-cell>
          <table:table-cell table:formula="of:=VLOOKUP([.$A45];PartIndex;6;0)" office:value-type="string" office:string-value="C181753" calcext:value-type="string">
            <text:p>C181753</text:p>
          </table:table-cell>
          <table:table-cell table:formula="of:=COUNTIF([$SchematicIndex.$B$2:$SchematicIndex.$B$1000];&quot;=&quot;&amp;[.$A45])" office:value-type="float" office:value="1" calcext:value-type="float">
            <text:p>1</text:p>
          </table:table-cell>
          <table:table-cell table:formula="of:=VLOOKUP([.$A45];PartIndex;8;0) * [.$C45]" office:value-type="currency" office:currency="USD" office:value="1.3161" calcext:value-type="currency">
            <text:p>$1.3161</text:p>
          </table:table-cell>
          <table:table-cell table:formula="of:=VLOOKUP([.$A45];PartIndex;9;0) * [.$C45]" office:value-type="float" office:value="33" calcext:value-type="float">
            <text:p>33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6" table:formula="of:=SUM([.D$2:.D$45])" office:value-type="currency" office:currency="USD" office:value="11.7357" calcext:value-type="currency">
            <text:p>$11.74</text:p>
          </table:table-cell>
          <table:table-cell table:style-name="ce3" table:formula="of:=SUM([.E$2:.E$45])" office:value-type="float" office:value="671" calcext:value-type="float">
            <text:p>671</text:p>
          </table:table-cell>
        </table:table-row>
      </table:table>
      <table:named-expressions>
        <table:named-range table:name="PartIndex" table:base-cell-address="$PartIndex.$A$2" table:cell-range-address="$PartIndex.$A$2:.$I$1000"/>
        <table:named-range table:name="SchIndex" table:base-cell-address="$BOM.$C$2" table:cell-range-address="$SchematicIndex.$A$2:.$F$136"/>
      </table:named-expressions>
      <table:database-ranges>
        <table:database-range table:name="__Anonymous_Sheet_DB__1" table:target-range-address="SchematicIndex.A1:SchematicIndex.F139">
          <table:sort>
            <table:sort-by table:field-number="0" table:data-type="automatic"/>
          </table:sort>
        </table:database-range>
        <table:database-range table:name="__Anonymous_Sheet_DB__2" table:target-range-address="PartIndex.A2:PartIndex.I4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2:49:34.450982424</meta:creation-date>
    <meta:generator>LibreOffice/7.4.7.2$Linux_X86_64 LibreOffice_project/40$Build-2</meta:generator>
    <dc:date>2025-04-17T22:22:22.044149482</dc:date>
    <meta:editing-duration>PT23H4M15S</meta:editing-duration>
    <meta:editing-cycles>57</meta:editing-cycles>
    <meta:document-statistic meta:table-count="4" meta:cell-count="1405" meta:object-count="0"/>
  </office:meta>
</office:document-meta>
</file>